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eb86" officeooo:paragraph-rsid="001feb86"/>
    </style:style>
    <style:style style:name="P2" style:family="paragraph" style:parent-style-name="Standard">
      <style:text-properties officeooo:paragraph-rsid="0025f88a"/>
    </style:style>
    <style:style style:name="P3" style:family="paragraph" style:parent-style-name="Subtitle">
      <style:text-properties officeooo:rsid="001feb86" officeooo:paragraph-rsid="001feb86"/>
    </style:style>
    <style:style style:name="P4" style:family="paragraph" style:parent-style-name="Text_20_body">
      <style:text-properties officeooo:rsid="001feb86" officeooo:paragraph-rsid="001feb86"/>
    </style:style>
    <style:style style:name="P5" style:family="paragraph" style:parent-style-name="Text_20_body">
      <style:text-properties fo:font-weight="bold" officeooo:rsid="001feb86" officeooo:paragraph-rsid="001feb86" style:font-weight-asian="bold" style:font-weight-complex="bold"/>
    </style:style>
    <style:style style:name="P6" style:family="paragraph" style:parent-style-name="Text_20_body">
      <style:text-properties fo:font-weight="bold" officeooo:rsid="001feb86" officeooo:paragraph-rsid="0025f88a" style:font-weight-asian="bold" style:font-weight-complex="bold"/>
    </style:style>
    <style:style style:name="P7" style:family="paragraph" style:parent-style-name="Text_20_body">
      <style:text-properties fo:font-weight="bold" officeooo:rsid="001feb86" officeooo:paragraph-rsid="01256e65" style:font-weight-asian="bold" style:font-weight-complex="bold"/>
    </style:style>
    <style:style style:name="P8" style:family="paragraph" style:parent-style-name="Text_20_body">
      <style:text-properties officeooo:paragraph-rsid="00276cca"/>
    </style:style>
    <style:style style:name="P9" style:family="paragraph" style:parent-style-name="Text_20_body">
      <style:text-properties fo:font-weight="normal" officeooo:paragraph-rsid="00427f84" style:font-weight-asian="normal" style:font-weight-complex="normal"/>
    </style:style>
    <style:style style:name="P10" style:family="paragraph" style:parent-style-name="Text_20_body">
      <style:text-properties fo:font-weight="normal" officeooo:rsid="001feb86" officeooo:paragraph-rsid="0103088d" style:font-weight-asian="normal" style:font-weight-complex="normal"/>
    </style:style>
    <style:style style:name="P11" style:family="paragraph" style:parent-style-name="Text_20_body">
      <style:text-properties officeooo:rsid="006b168b" officeooo:paragraph-rsid="006b168b"/>
    </style:style>
    <style:style style:name="P12" style:family="paragraph" style:parent-style-name="Text_20_body">
      <style:text-properties officeooo:rsid="0072684b" officeooo:paragraph-rsid="0072684b"/>
    </style:style>
    <style:style style:name="P13" style:family="paragraph" style:parent-style-name="Text_20_body">
      <style:text-properties officeooo:paragraph-rsid="00b4132b"/>
    </style:style>
    <style:style style:name="P14" style:family="paragraph" style:parent-style-name="Text_20_body">
      <style:text-properties officeooo:paragraph-rsid="0103088d"/>
    </style:style>
    <style:style style:name="P15" style:family="paragraph" style:parent-style-name="Text_20_body">
      <style:text-properties officeooo:paragraph-rsid="01256e65"/>
    </style:style>
    <style:style style:name="P16" style:family="paragraph" style:parent-style-name="Title">
      <style:text-properties officeooo:rsid="001feb86" officeooo:paragraph-rsid="001feb86"/>
    </style:style>
    <style:style style:name="P17" style:family="paragraph" style:parent-style-name="Text_20_body" style:list-style-name="L1"/>
    <style:style style:name="P18" style:family="paragraph" style:parent-style-name="Text_20_body" style:list-style-name="L1">
      <style:text-properties officeooo:paragraph-rsid="012b7e42"/>
    </style:style>
    <style:style style:name="P19" style:family="paragraph" style:parent-style-name="Text_20_body" style:list-style-name="L1">
      <style:text-properties officeooo:rsid="012b7e42" officeooo:paragraph-rsid="012b7e42"/>
    </style:style>
    <style:style style:name="P20" style:family="paragraph" style:parent-style-name="Text_20_body" style:list-style-name="L2"/>
    <style:style style:name="P21" style:family="paragraph" style:parent-style-name="Text_20_body" style:list-style-name="L2">
      <style:text-properties officeooo:paragraph-rsid="016f309e"/>
    </style:style>
    <style:style style:name="P22" style:family="paragraph" style:parent-style-name="Text_20_body" style:list-style-name="L2">
      <style:text-properties officeooo:paragraph-rsid="012f2fb0"/>
    </style:style>
    <style:style style:name="P23" style:family="paragraph" style:parent-style-name="Text_20_body" style:list-style-name="L2">
      <style:text-properties officeooo:paragraph-rsid="013226db"/>
    </style:style>
    <style:style style:name="P24" style:family="paragraph" style:parent-style-name="Text_20_body" style:list-style-name="L2">
      <style:text-properties officeooo:paragraph-rsid="013489e7"/>
    </style:style>
    <style:style style:name="P25" style:family="paragraph" style:parent-style-name="Text_20_body" style:list-style-name="L2">
      <style:text-properties officeooo:paragraph-rsid="0137fd40"/>
    </style:style>
    <style:style style:name="P26" style:family="paragraph" style:parent-style-name="Text_20_body" style:list-style-name="L2">
      <style:text-properties officeooo:rsid="016f309e" officeooo:paragraph-rsid="016f309e"/>
    </style:style>
    <style:style style:name="P27" style:family="paragraph" style:parent-style-name="Text_20_body" style:list-style-name="L2">
      <style:text-properties officeooo:rsid="0137fd40" officeooo:paragraph-rsid="0137fd40"/>
    </style:style>
    <style:style style:name="P28" style:family="paragraph" style:parent-style-name="Text_20_body" style:list-style-name="L2">
      <style:text-properties officeooo:rsid="0137f9cb" officeooo:paragraph-rsid="0137f9cb"/>
    </style:style>
    <style:style style:name="P29" style:family="paragraph" style:parent-style-name="Text_20_body" style:list-style-name="L3"/>
    <style:style style:name="P30" style:family="paragraph" style:parent-style-name="Text_20_body" style:list-style-name="L3">
      <style:text-properties officeooo:paragraph-rsid="0177f4e3"/>
    </style:style>
    <style:style style:name="P31" style:family="paragraph" style:parent-style-name="Text_20_body" style:list-style-name="L3">
      <style:text-properties officeooo:rsid="0177f4e3" officeooo:paragraph-rsid="0177f4e3"/>
    </style:style>
    <style:style style:name="P32" style:family="paragraph" style:parent-style-name="Text_20_body" style:list-style-name="L3">
      <style:text-properties officeooo:rsid="0173fa42" officeooo:paragraph-rsid="0173fa42"/>
    </style:style>
    <style:style style:name="P33" style:family="paragraph" style:parent-style-name="Text_20_body" style:list-style-name="L3">
      <style:text-properties officeooo:rsid="017b75b9" officeooo:paragraph-rsid="017b75b9"/>
    </style:style>
    <style:style style:name="P34" style:family="paragraph" style:parent-style-name="Text_20_body" style:list-style-name="L3">
      <style:text-properties officeooo:rsid="01396e77" officeooo:paragraph-rsid="01396e77"/>
    </style:style>
    <style:style style:name="P35" style:family="paragraph" style:parent-style-name="Text_20_body" style:list-style-name="L4"/>
    <style:style style:name="P36" style:family="paragraph" style:parent-style-name="Text_20_body" style:list-style-name="L4">
      <style:text-properties officeooo:rsid="013f9599" officeooo:paragraph-rsid="013f9599"/>
    </style:style>
    <style:style style:name="P37" style:family="paragraph" style:parent-style-name="Text_20_body" style:list-style-name="L5">
      <style:text-properties officeooo:rsid="013f9599" officeooo:paragraph-rsid="014078d3"/>
    </style:style>
    <style:style style:name="P38" style:family="paragraph" style:parent-style-name="Text_20_body" style:list-style-name="L6">
      <style:text-properties officeooo:rsid="013f9599" officeooo:paragraph-rsid="014078d3"/>
    </style:style>
    <style:style style:name="P39" style:family="paragraph" style:parent-style-name="Text_20_body" style:list-style-name="L5">
      <style:text-properties officeooo:paragraph-rsid="014078d3"/>
    </style:style>
    <style:style style:name="P40" style:family="paragraph" style:parent-style-name="Text_20_body" style:list-style-name="L6">
      <style:text-properties officeooo:paragraph-rsid="014078d3"/>
    </style:style>
    <style:style style:name="P41" style:family="paragraph" style:parent-style-name="Text_20_body" style:list-style-name="L6">
      <style:text-properties officeooo:paragraph-rsid="01413da9"/>
    </style:style>
    <style:style style:name="P42" style:family="paragraph" style:parent-style-name="Text_20_body" style:list-style-name="L7"/>
    <style:style style:name="P43" style:family="paragraph" style:parent-style-name="Text_20_body" style:list-style-name="L7">
      <style:text-properties officeooo:paragraph-rsid="01439fbc"/>
    </style:style>
    <style:style style:name="P44" style:family="paragraph" style:parent-style-name="Text_20_body" style:list-style-name="L7">
      <style:text-properties officeooo:rsid="01465e04" officeooo:paragraph-rsid="01465e04"/>
    </style:style>
    <style:style style:name="P45" style:family="paragraph" style:parent-style-name="Text_20_body" style:list-style-name="L8"/>
    <style:style style:name="P46" style:family="paragraph" style:parent-style-name="Text_20_body" style:list-style-name="L8">
      <style:text-properties officeooo:rsid="015632b6" officeooo:paragraph-rsid="015632b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5950b" style:font-weight-asian="normal" style:font-weight-complex="normal"/>
    </style:style>
    <style:style style:name="T3" style:family="text">
      <style:text-properties fo:font-weight="normal" officeooo:rsid="001feb86" style:font-weight-asian="normal" style:font-weight-complex="normal"/>
    </style:style>
    <style:style style:name="T4" style:family="text">
      <style:text-properties fo:font-weight="normal" officeooo:rsid="00442ff1" style:font-weight-asian="normal" style:font-weight-complex="normal"/>
    </style:style>
    <style:style style:name="T5" style:family="text">
      <style:text-properties fo:font-weight="normal" officeooo:rsid="0094164b" style:font-weight-asian="normal" style:font-weight-complex="normal"/>
    </style:style>
    <style:style style:name="T6" style:family="text">
      <style:text-properties fo:font-weight="normal" officeooo:rsid="0106caca" style:font-weight-asian="normal" style:font-weight-complex="normal"/>
    </style:style>
    <style:style style:name="T7" style:family="text">
      <style:text-properties fo:font-weight="normal" officeooo:rsid="010b6847" style:font-weight-asian="normal" style:font-weight-complex="normal"/>
    </style:style>
    <style:style style:name="T8" style:family="text">
      <style:text-properties fo:font-weight="normal" officeooo:rsid="01acd0c0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feb86" style:font-weight-asian="bold" style:font-weight-complex="bold"/>
    </style:style>
    <style:style style:name="T11" style:family="text">
      <style:text-properties officeooo:rsid="005b406a"/>
    </style:style>
    <style:style style:name="T12" style:family="text">
      <style:text-properties officeooo:rsid="0103088d"/>
    </style:style>
    <style:style style:name="T13" style:family="text">
      <style:text-properties officeooo:rsid="01256e65"/>
    </style:style>
    <style:style style:name="T14" style:family="text">
      <style:text-properties officeooo:rsid="012b7e42"/>
    </style:style>
    <style:style style:name="T15" style:family="text">
      <style:text-properties officeooo:rsid="012f2fb0"/>
    </style:style>
    <style:style style:name="T16" style:family="text">
      <style:text-properties officeooo:rsid="013226db"/>
    </style:style>
    <style:style style:name="T17" style:family="text">
      <style:text-properties officeooo:rsid="0133920d"/>
    </style:style>
    <style:style style:name="T18" style:family="text">
      <style:text-properties officeooo:rsid="0134433b"/>
    </style:style>
    <style:style style:name="T19" style:family="text">
      <style:text-properties officeooo:rsid="013489e7"/>
    </style:style>
    <style:style style:name="T20" style:family="text">
      <style:text-properties officeooo:rsid="013666d4"/>
    </style:style>
    <style:style style:name="T21" style:family="text">
      <style:text-properties officeooo:rsid="0137f9cb"/>
    </style:style>
    <style:style style:name="T22" style:family="text">
      <style:text-properties officeooo:rsid="0137fd40"/>
    </style:style>
    <style:style style:name="T23" style:family="text">
      <style:text-properties officeooo:rsid="01396e77"/>
    </style:style>
    <style:style style:name="T24" style:family="text">
      <style:text-properties officeooo:rsid="013f9599"/>
    </style:style>
    <style:style style:name="T25" style:family="text">
      <style:text-properties officeooo:rsid="014078d3"/>
    </style:style>
    <style:style style:name="T26" style:family="text">
      <style:text-properties officeooo:rsid="014111d7"/>
    </style:style>
    <style:style style:name="T27" style:family="text">
      <style:text-properties officeooo:rsid="01413da9"/>
    </style:style>
    <style:style style:name="T28" style:family="text">
      <style:text-properties officeooo:rsid="0141bfa1"/>
    </style:style>
    <style:style style:name="T29" style:family="text">
      <style:text-properties officeooo:rsid="01439fbc"/>
    </style:style>
    <style:style style:name="T30" style:family="text">
      <style:text-properties officeooo:rsid="0144cb79"/>
    </style:style>
    <style:style style:name="T31" style:family="text">
      <style:text-properties officeooo:rsid="014a78e5"/>
    </style:style>
    <style:style style:name="T32" style:family="text">
      <style:text-properties officeooo:rsid="014b3877"/>
    </style:style>
    <style:style style:name="T33" style:family="text">
      <style:text-properties officeooo:rsid="014bc717"/>
    </style:style>
    <style:style style:name="T34" style:family="text">
      <style:text-properties officeooo:rsid="014d7b04"/>
    </style:style>
    <style:style style:name="T35" style:family="text">
      <style:text-properties officeooo:rsid="014e6d31"/>
    </style:style>
    <style:style style:name="T36" style:family="text">
      <style:text-properties officeooo:rsid="014eb2f6"/>
    </style:style>
    <style:style style:name="T37" style:family="text">
      <style:text-properties officeooo:rsid="015067e6"/>
    </style:style>
    <style:style style:name="T38" style:family="text">
      <style:text-properties officeooo:rsid="0151731f"/>
    </style:style>
    <style:style style:name="T39" style:family="text">
      <style:text-properties officeooo:rsid="01530cc7"/>
    </style:style>
    <style:style style:name="T40" style:family="text">
      <style:text-properties officeooo:rsid="01548ed5"/>
    </style:style>
    <style:style style:name="T41" style:family="text">
      <style:text-properties officeooo:rsid="0155b682"/>
    </style:style>
    <style:style style:name="T42" style:family="text">
      <style:text-properties officeooo:rsid="01630669"/>
    </style:style>
    <style:style style:name="T43" style:family="text">
      <style:text-properties officeooo:rsid="01639a53"/>
    </style:style>
    <style:style style:name="T44" style:family="text">
      <style:text-properties officeooo:rsid="01658446"/>
    </style:style>
    <style:style style:name="T45" style:family="text">
      <style:text-properties officeooo:rsid="016f309e"/>
    </style:style>
    <style:style style:name="T46" style:family="text">
      <style:text-properties officeooo:rsid="0171da87"/>
    </style:style>
    <style:style style:name="T47" style:family="text">
      <style:text-properties officeooo:rsid="0173fa42"/>
    </style:style>
    <style:style style:name="T48" style:family="text">
      <style:text-properties officeooo:rsid="0177f4e3"/>
    </style:style>
    <style:style style:name="T49" style:family="text">
      <style:text-properties officeooo:rsid="017b75b9"/>
    </style:style>
    <style:style style:name="T50" style:family="text">
      <style:text-properties officeooo:rsid="01a105a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DATA STRUCTURES LAB</text:p>
      <text:p text:style-name="P1">AMAL NATH M</text:p>
      <text:p text:style-name="P1">R3 11</text:p>
      <text:p text:style-name="P1"/>
      <text:p text:style-name="P3">EXPERIMENT <text:span text:style-name="T12">10</text:span><text:span text:style-name="T11">a</text:span></text:p>
      <text:p text:style-name="P4"/>
      <text:p text:style-name="P14"><text:span text:style-name="T10">AIM </text:span><text:span text:style-name="T3">:- Create a binary tree with the following operations </text:span></text:p>
      <text:p text:style-name="P10">1. Insert a new node </text:p>
      <text:p text:style-name="P10">2. Inorder traversal </text:p>
      <text:p text:style-name="P10">3. Preorder traversal </text:p>
      <text:p text:style-name="P10">4. Postorder traversal </text:p>
      <text:p text:style-name="P10">5. Delete a node</text:p>
      <text:p text:style-name="P9"/>
      <text:p text:style-name="P5">DATA STRUCTURE USED <text:span text:style-name="T1">:-</text:span><text:span text:style-name="T5"> </text:span><text:span text:style-name="T6">TREE using </text:span><text:span text:style-name="T4">LINKED LIST</text:span><text:span text:style-name="T2"> is the data structure used.</text:span></text:p>
      <text:p text:style-name="P5"/>
      <text:p text:style-name="P4"><text:span text:style-name="T9">ALGORITHM</text:span><text:span text:style-name="T1"> :- </text:span></text:p>
      <text:p text:style-name="P11">Algorithm <text:span text:style-name="T13">BuildTree</text:span><text:span text:style-name="T14">(ptr)</text:span></text:p>
      <text:p text:style-name="P11">START</text:p>
      <text:list xml:id="list1593888438" text:style-name="L1">
        <text:list-item>
          <text:p text:style-name="P17"><text:span text:style-name="T14">I</text:span>f ptr != NULL <text:tab/>//<text:span text:style-name="T14">Initially ptr = ROOT</text:span></text:p>
        </text:list-item>
        <text:list-item>
          <text:p text:style-name="P17"><text:tab/><text:span text:style-name="T42">Read </text:span><text:span text:style-name="T14">ptr-&gt;DATA</text:span></text:p>
        </text:list-item>
        <text:list-item>
          <text:p text:style-name="P17"><text:tab/><text:span text:style-name="T15">Read option if</text:span> <text:span text:style-name="T42">ptr-&gt;DATA</text:span> ha<text:span text:style-name="T15">s</text:span> a left child</text:p>
        </text:list-item>
        <text:list-item>
          <text:p text:style-name="P17"><text:tab/><text:span text:style-name="T14">I</text:span>f <text:span text:style-name="T15">opion = </text:span><text:span text:style-name="T14">yes </text:span></text:p>
        </text:list-item>
        <text:list-item>
          <text:p text:style-name="P17"><text:tab/><text:tab/>ptr-&gt;LC = <text:span text:style-name="T14">GetNode(NODE)</text:span></text:p>
        </text:list-item>
        <text:list-item>
          <text:p text:style-name="P17"><text:tab/><text:tab/>buildTree(ptr-&gt;LC)</text:p>
        </text:list-item>
        <text:list-item>
          <text:p text:style-name="P18"><text:tab/><text:span text:style-name="T14">Else</text:span></text:p>
        </text:list-item>
        <text:list-item>
          <text:p text:style-name="P18"><text:tab/><text:tab/>ptr-&gt;LC = NULL</text:p>
        </text:list-item>
        <text:list-item>
          <text:p text:style-name="P18"><text:s/><text:tab/><text:span text:style-name="T14">Endif</text:span></text:p>
        </text:list-item>
        <text:list-item>
          <text:p text:style-name="P18"><text:s/><text:tab/><text:span text:style-name="T15">Read option if</text:span> <text:span text:style-name="T42">ptr-&gt;DATA</text:span> ha<text:span text:style-name="T15">s</text:span> a <text:span text:style-name="T14">right</text:span> child</text:p>
        </text:list-item>
        <text:list-item>
          <text:p text:style-name="P18"><text:tab/><text:span text:style-name="T14">I</text:span>f <text:span text:style-name="T15">option = </text:span><text:span text:style-name="T14">yes </text:span></text:p>
        </text:list-item>
        <text:list-item>
          <text:p text:style-name="P18"><text:tab/><text:tab/>ptr-&gt;<text:span text:style-name="T14">R</text:span>C = <text:span text:style-name="T14">GetNode(NODE)</text:span></text:p>
        </text:list-item>
        <text:list-item>
          <text:p text:style-name="P18"><text:tab/><text:tab/>buildTree(ptr-&gt;<text:span text:style-name="T14">R</text:span>C)</text:p>
        </text:list-item>
        <text:list-item>
          <text:p text:style-name="P18"><text:soft-page-break/><text:tab/><text:span text:style-name="T14">Else</text:span></text:p>
        </text:list-item>
        <text:list-item>
          <text:p text:style-name="P18"><text:tab/><text:tab/>ptr-&gt;<text:span text:style-name="T14">R</text:span>C = NULL</text:p>
        </text:list-item>
        <text:list-item>
          <text:p text:style-name="P18"><text:s/><text:tab/><text:span text:style-name="T14">Endif</text:span></text:p>
        </text:list-item>
        <text:list-item>
          <text:p text:style-name="P19">Endif</text:p>
        </text:list-item>
      </text:list>
      <text:p text:style-name="P11">STOP</text:p>
      <text:p text:style-name="Standard"/>
      <text:p text:style-name="Text_20_body">Algorithm <text:span text:style-name="T13">I</text:span>nsert<text:span text:style-name="T13">Tree</text:span></text:p>
      <text:p text:style-name="Text_20_body">START</text:p>
      <text:list xml:id="list3159762276" text:style-name="L2">
        <text:list-item>
          <text:p text:style-name="P26">If ROOT = NULL</text:p>
        </text:list-item>
        <text:list-item>
          <text:p text:style-name="P21"><text:s/><text:tab/><text:span text:style-name="T45">ROOT = GetNode(NODE)</text:span></text:p>
        </text:list-item>
        <text:list-item>
          <text:p text:style-name="P21"><text:s/><text:tab/><text:span text:style-name="T45">ROOT-&gt;LC = ROOT-&gt;RC = NULL</text:span></text:p>
        </text:list-item>
        <text:list-item>
          <text:p text:style-name="P21"><text:span text:style-name="T45"><text:s/><text:tab/></text:span><text:span text:style-name="T46">Read </text:span><text:span text:style-name="T45">ROOT-&gt;DATA</text:span></text:p>
        </text:list-item>
        <text:list-item>
          <text:p text:style-name="P21"><text:s/><text:tab/><text:span text:style-name="T45">Exit</text:span></text:p>
        </text:list-item>
        <text:list-item>
          <text:p text:style-name="P26">EndIf</text:p>
        </text:list-item>
        <text:list-item>
          <text:p text:style-name="P27">ptr = <text:span text:style-name="T44">S</text:span>earchLink(ROOT, KEY)</text:p>
        </text:list-item>
        <text:list-item>
          <text:p text:style-name="P20"><text:span text:style-name="T15">I</text:span>f ptr = NULL</text:p>
        </text:list-item>
        <text:list-item>
          <text:p text:style-name="P20"><text:tab/><text:span text:style-name="T16">P</text:span>rint "<text:span text:style-name="T15">KEY</text:span> not found"</text:p>
        </text:list-item>
        <text:list-item>
          <text:p text:style-name="P20"><text:s/><text:tab/><text:span text:style-name="T21">Exit</text:span></text:p>
        </text:list-item>
        <text:list-item>
          <text:p text:style-name="P20"><text:span text:style-name="T15">E</text:span>lse</text:p>
        </text:list-item>
        <text:list-item>
          <text:p text:style-name="P20"><text:tab/><text:span text:style-name="T15">I</text:span>f ptr-&gt;LC = NULL <text:span text:style-name="T15">or</text:span> ptr-&gt;RC = NULL</text:p>
        </text:list-item>
        <text:list-item>
          <text:p text:style-name="P22"><text:tab/><text:tab/><text:span text:style-name="T15">Read option insert as left child or right child</text:span></text:p>
        </text:list-item>
        <text:list-item>
          <text:p text:style-name="P22"><text:s/><text:tab/><text:tab/><text:span text:style-name="T15">I</text:span>f <text:span text:style-name="T15">option = left</text:span></text:p>
        </text:list-item>
        <text:list-item>
          <text:p text:style-name="P20"><text:tab/><text:tab/><text:tab/><text:span text:style-name="T16">I</text:span>f ptr-&gt;LC = NULL</text:p>
        </text:list-item>
        <text:list-item>
          <text:p text:style-name="P20"><text:tab/><text:tab/><text:tab/><text:tab/>ptr-&gt;LC = <text:span text:style-name="T16">GetNode(NODE)</text:span></text:p>
        </text:list-item>
        <text:list-item>
          <text:p text:style-name="P20"><text:tab/><text:tab/><text:tab/><text:tab/>ptr-&gt;LC-&gt;LC = NULL</text:p>
        </text:list-item>
        <text:list-item>
          <text:p text:style-name="P20"><text:tab/><text:tab/><text:tab/><text:tab/>ptr-&gt;LC-&gt;RC = NULL</text:p>
        </text:list-item>
        <text:list-item>
          <text:p text:style-name="P20"><text:tab/><text:tab/><text:tab/><text:tab/><text:span text:style-name="T16">Read ptr-&gt;LC-&gt;DATA</text:span></text:p>
        </text:list-item>
        <text:list-item>
          <text:p text:style-name="P20"><text:tab/><text:tab/><text:tab/><text:span text:style-name="T16">E</text:span>lse</text:p>
        </text:list-item>
        <text:list-item>
          <text:p text:style-name="P23"><text:tab/><text:tab/><text:tab/><text:tab/><text:span text:style-name="T16">Print "KEY has a left child"</text:span></text:p>
        </text:list-item>
        <text:list-item>
          <text:p text:style-name="P23"><text:s/><text:tab/><text:tab/><text:tab/><text:span text:style-name="T17">Endif</text:span></text:p>
        </text:list-item>
        <text:list-item>
          <text:p text:style-name="P20"><text:tab/><text:tab/><text:span text:style-name="T17">E</text:span>lse <text:span text:style-name="T17">if option = right</text:span></text:p>
        </text:list-item>
        <text:list-item>
          <text:p text:style-name="P20"><text:tab/><text:tab/><text:tab/><text:span text:style-name="T17">I</text:span>f ptr-&gt;RC = NULL</text:p>
        </text:list-item>
        <text:list-item>
          <text:p text:style-name="P20"><text:soft-page-break/><text:tab/><text:tab/><text:tab/><text:tab/>ptr-&gt;RC = <text:span text:style-name="T18">GetNode(NODE)</text:span></text:p>
        </text:list-item>
        <text:list-item>
          <text:p text:style-name="P20"><text:tab/><text:tab/><text:tab/><text:tab/>ptr-&gt;RC-&gt;LC = NULL</text:p>
        </text:list-item>
        <text:list-item>
          <text:p text:style-name="P20"><text:tab/><text:tab/><text:tab/><text:tab/>ptr-&gt;RC-&gt;RC = NULL</text:p>
        </text:list-item>
        <text:list-item>
          <text:p text:style-name="P20"><text:tab/><text:tab/><text:tab/><text:tab/><text:span text:style-name="T18">Read ptr-&gt;RC-&gt;DATA</text:span></text:p>
        </text:list-item>
        <text:list-item>
          <text:p text:style-name="P20"><text:tab/><text:tab/><text:tab/><text:span text:style-name="T19">E</text:span>lse</text:p>
        </text:list-item>
        <text:list-item>
          <text:p text:style-name="P24"><text:tab/><text:tab/><text:tab/><text:tab/><text:span text:style-name="T16">Print "KEY has a </text:span><text:span text:style-name="T19">right</text:span><text:span text:style-name="T16"> child"</text:span></text:p>
        </text:list-item>
        <text:list-item>
          <text:p text:style-name="P24"><text:s/><text:tab/><text:tab/><text:tab/><text:span text:style-name="T17">Endif</text:span></text:p>
        </text:list-item>
        <text:list-item>
          <text:p text:style-name="P20"><text:tab/><text:tab/><text:span text:style-name="T20">Endif</text:span></text:p>
        </text:list-item>
        <text:list-item>
          <text:p text:style-name="P20"><text:tab/><text:span text:style-name="T21">E</text:span>lse</text:p>
        </text:list-item>
        <text:list-item>
          <text:p text:style-name="P25"><text:tab/><text:tab/><text:span text:style-name="T16">Print "KEY has </text:span><text:span text:style-name="T22">both </text:span><text:span text:style-name="T16">left child </text:span><text:span text:style-name="T22">and right child</text:span><text:span text:style-name="T16">"</text:span></text:p>
        </text:list-item>
        <text:list-item>
          <text:p text:style-name="P25"><text:s/><text:tab/><text:span text:style-name="T17">Endif</text:span></text:p>
        </text:list-item>
        <text:list-item>
          <text:p text:style-name="P28">Endif</text:p>
        </text:list-item>
      </text:list>
      <text:p text:style-name="P12">STOP</text:p>
      <text:p text:style-name="P12"/>
      <text:p text:style-name="P13">Algorithm <text:s/><text:span text:style-name="T13">DeleteTree</text:span></text:p>
      <text:p text:style-name="Text_20_body">START</text:p>
      <text:list xml:id="list556931948" text:style-name="L3">
        <text:list-item>
          <text:p text:style-name="P31">If ROOT = NULL</text:p>
        </text:list-item>
        <text:list-item>
          <text:p text:style-name="P31"><text:s/><text:tab/>Print "Tree is empty"</text:p>
        </text:list-item>
        <text:list-item>
          <text:p text:style-name="P31"><text:s/><text:tab/>Exit</text:p>
        </text:list-item>
        <text:list-item>
          <text:p text:style-name="P32"><text:span text:style-name="T48">Else i</text:span>f KEY = ROOT-<text:span text:style-name="T48">&gt;DATA</text:span></text:p>
        </text:list-item>
        <text:list-item>
          <text:p text:style-name="P30"><text:span text:style-name="T47"><text:s/><text:tab/></text:span><text:span text:style-name="T48">If </text:span><text:span text:style-name="T47">ROOT-&gt;LC = NULL </text:span><text:span text:style-name="T48">and</text:span><text:span text:style-name="T47"> ROOT-&gt;RC = NULL</text:span></text:p>
        </text:list-item>
        <text:list-item>
          <text:p text:style-name="P29"><text:tab/><text:tab/>ReturnNode(ROOT)</text:p>
        </text:list-item>
        <text:list-item>
          <text:p text:style-name="P29"><text:tab/><text:tab/>ROOT = NULL</text:p>
        </text:list-item>
        <text:list-item>
          <text:p text:style-name="P29"><text:tab/>Else</text:p>
        </text:list-item>
        <text:list-item>
          <text:p text:style-name="P29"><text:tab/><text:tab/>Print "KEY is not a leaf node"</text:p>
        </text:list-item>
        <text:list-item>
          <text:p text:style-name="P29"><text:s/><text:tab/><text:span text:style-name="T49">Endif</text:span></text:p>
        </text:list-item>
        <text:list-item>
          <text:p text:style-name="P29"><text:s/><text:tab/><text:span text:style-name="T49">Exit</text:span></text:p>
        </text:list-item>
        <text:list-item>
          <text:p text:style-name="P33">Endif</text:p>
        </text:list-item>
        <text:list-item>
          <text:p text:style-name="P34">parent = <text:span text:style-name="T43">S</text:span>earchParent(ROOT, KEY, ROOT)</text:p>
        </text:list-item>
        <text:list-item>
          <text:p text:style-name="P29"><text:span text:style-name="T23">I</text:span>f parent = NULL</text:p>
        </text:list-item>
        <text:list-item>
          <text:p text:style-name="P29"><text:tab/><text:span text:style-name="T23">Print </text:span>"<text:span text:style-name="T23">KEY</text:span> not found"</text:p>
        </text:list-item>
        <text:list-item>
          <text:p text:style-name="P29"><text:span text:style-name="T23">E</text:span>lse</text:p>
        </text:list-item>
        <text:list-item>
          <text:p text:style-name="P29"><text:soft-page-break/><text:tab/><text:span text:style-name="T23">I</text:span>f parent-&gt;LC != NULL <text:span text:style-name="T23">and</text:span> parent-&gt;LC-&gt;DATA = KEY</text:p>
        </text:list-item>
        <text:list-item>
          <text:p text:style-name="P29"><text:tab/><text:tab/><text:span text:style-name="T23">I</text:span>f parent-&gt;LC-&gt;LC = NULL <text:span text:style-name="T23">and</text:span> parent-&gt;LC-&gt;RC = NULL</text:p>
        </text:list-item>
        <text:list-item>
          <text:p text:style-name="P29"><text:tab/><text:tab/><text:tab/><text:span text:style-name="T23">ReturnNode</text:span>(parent-&gt;LC)</text:p>
        </text:list-item>
        <text:list-item>
          <text:p text:style-name="P29"><text:tab/><text:tab/><text:tab/>parent-&gt;LC = NULL</text:p>
        </text:list-item>
        <text:list-item>
          <text:p text:style-name="P29"><text:tab/><text:tab/><text:span text:style-name="T23">E</text:span>lse</text:p>
        </text:list-item>
        <text:list-item>
          <text:p text:style-name="P29"><text:tab/><text:tab/><text:tab/><text:span text:style-name="T23">Print </text:span>"<text:span text:style-name="T23">KEY</text:span> is not a leaf node"</text:p>
        </text:list-item>
        <text:list-item>
          <text:p text:style-name="P29"><text:s/><text:tab/><text:tab/><text:span text:style-name="T23">Endif</text:span></text:p>
        </text:list-item>
        <text:list-item>
          <text:p text:style-name="P29"><text:tab/><text:span text:style-name="T23">E</text:span>lse</text:p>
        </text:list-item>
        <text:list-item>
          <text:p text:style-name="P29"><text:tab/><text:tab/><text:span text:style-name="T23">I</text:span>f parent-&gt;RC-&gt;LC = NULL <text:span text:style-name="T23">and</text:span> parent-&gt;RC-&gt;RC = NULL</text:p>
        </text:list-item>
        <text:list-item>
          <text:p text:style-name="P29"><text:tab/><text:tab/><text:tab/><text:span text:style-name="T23">ReturnNode</text:span>(parent-&gt;RC)</text:p>
        </text:list-item>
        <text:list-item>
          <text:p text:style-name="P29"><text:tab/><text:tab/><text:tab/>parent-&gt;RC = NULL</text:p>
        </text:list-item>
        <text:list-item>
          <text:p text:style-name="P29"><text:tab/><text:tab/><text:span text:style-name="T23">E</text:span>lse</text:p>
        </text:list-item>
        <text:list-item>
          <text:p text:style-name="P29"><text:tab/><text:tab/><text:tab/><text:span text:style-name="T23">P</text:span>rint "<text:span text:style-name="T23">KEY</text:span> is not a leaf node"</text:p>
        </text:list-item>
        <text:list-item>
          <text:p text:style-name="P29"><text:s/><text:tab/><text:tab/><text:span text:style-name="T23">Endif</text:span></text:p>
        </text:list-item>
        <text:list-item>
          <text:p text:style-name="P29"><text:s/><text:tab/><text:span text:style-name="T23">Endif</text:span></text:p>
        </text:list-item>
        <text:list-item>
          <text:p text:style-name="P34">Endif</text:p>
        </text:list-item>
      </text:list>
      <text:p text:style-name="Text_20_body">STOP</text:p>
      <text:p text:style-name="Text_20_body"/>
      <text:p text:style-name="P15">Algorithm <text:s/><text:span text:style-name="T13">InorderTraversal</text:span><text:span text:style-name="T24">(ptr)</text:span></text:p>
      <text:p text:style-name="P15">START</text:p>
      <text:list xml:id="list4173431244" text:style-name="L4">
        <text:list-item>
          <text:p text:style-name="P35"><text:span text:style-name="T24">If </text:span>ptr = NULL <text:tab/>//<text:span text:style-name="T24">Initially, ptr = ROOT</text:span></text:p>
        </text:list-item>
        <text:list-item>
          <text:p text:style-name="P35"><text:tab/><text:span text:style-name="T24">P</text:span>rint " Tree is empty"</text:p>
        </text:list-item>
        <text:list-item>
          <text:p text:style-name="P35"><text:span text:style-name="T24">E</text:span>lse</text:p>
        </text:list-item>
        <text:list-item>
          <text:p text:style-name="P35"><text:tab/><text:span text:style-name="T24">I</text:span>f ptr-&gt;LC != NULL</text:p>
        </text:list-item>
        <text:list-item>
          <text:p text:style-name="P35"><text:tab/><text:tab/><text:span text:style-name="T24">Ino</text:span>rder<text:span text:style-name="T25">Traversal</text:span>(ptr-&gt;LC)</text:p>
        </text:list-item>
        <text:list-item>
          <text:p text:style-name="P35"><text:s/><text:tab/><text:span text:style-name="T24">Endif</text:span></text:p>
        </text:list-item>
        <text:list-item>
          <text:p text:style-name="P35"><text:s/><text:tab/><text:span text:style-name="T24">Print ptr-&gt;DATA</text:span></text:p>
        </text:list-item>
        <text:list-item>
          <text:p text:style-name="P35"><text:tab/><text:span text:style-name="T24">I</text:span>f ptr-&gt;RC != NULL</text:p>
        </text:list-item>
        <text:list-item>
          <text:p text:style-name="P35"><text:tab/><text:tab/><text:span text:style-name="T24">InorderTraversal</text:span>(ptr-&gt;RC)</text:p>
        </text:list-item>
        <text:list-item>
          <text:p text:style-name="P35"><text:tab/><text:span text:style-name="T24">Endif</text:span></text:p>
        </text:list-item>
        <text:list-item>
          <text:p text:style-name="P36">Endif</text:p>
        </text:list-item>
      </text:list>
      <text:p text:style-name="P15">STOP</text:p>
      <text:p text:style-name="P15"><text:soft-page-break/></text:p>
      <text:p text:style-name="P15">Algorithm <text:s/><text:span text:style-name="T13">PreorderTraversal</text:span><text:span text:style-name="T28">(ptr)</text:span></text:p>
      <text:p text:style-name="P15">START</text:p>
      <text:list xml:id="list1349127341" text:style-name="L5">
        <text:list-item>
          <text:p text:style-name="P39"><text:span text:style-name="T24">If </text:span>ptr = NULL <text:tab/>//<text:span text:style-name="T24">Initially, ptr = ROOT</text:span></text:p>
        </text:list-item>
        <text:list-item>
          <text:p text:style-name="P39"><text:tab/><text:span text:style-name="T24">P</text:span>rint " Tree is empty"</text:p>
        </text:list-item>
        <text:list-item>
          <text:p text:style-name="P39"><text:span text:style-name="T24">E</text:span>lse</text:p>
        </text:list-item>
        <text:list-item>
          <text:p text:style-name="P39"><text:s/><text:tab/><text:span text:style-name="T24">Print ptr-&gt;DATA</text:span></text:p>
        </text:list-item>
        <text:list-item>
          <text:p text:style-name="P39"><text:tab/><text:span text:style-name="T24">I</text:span>f ptr-&gt;LC != NULL</text:p>
        </text:list-item>
        <text:list-item>
          <text:p text:style-name="P39"><text:tab/><text:tab/><text:span text:style-name="T26">Pre</text:span><text:span text:style-name="T24">o</text:span>rder<text:span text:style-name="T25">Traversal</text:span>(ptr-&gt;LC)</text:p>
        </text:list-item>
        <text:list-item>
          <text:p text:style-name="P39"><text:s/><text:tab/><text:span text:style-name="T24">Endif</text:span></text:p>
        </text:list-item>
        <text:list-item>
          <text:p text:style-name="P39"><text:tab/><text:span text:style-name="T24">I</text:span>f ptr-&gt;RC != NULL</text:p>
        </text:list-item>
        <text:list-item>
          <text:p text:style-name="P39"><text:tab/><text:tab/><text:span text:style-name="T26">Pre</text:span><text:span text:style-name="T24">orderTraversal</text:span>(ptr-&gt;RC)</text:p>
        </text:list-item>
        <text:list-item>
          <text:p text:style-name="P39"><text:tab/><text:span text:style-name="T24">Endif</text:span></text:p>
        </text:list-item>
        <text:list-item>
          <text:p text:style-name="P37">Endif</text:p>
        </text:list-item>
      </text:list>
      <text:p text:style-name="P15">STOP</text:p>
      <text:p text:style-name="P15"/>
      <text:p text:style-name="P15">Algorithm <text:s/><text:span text:style-name="T13">PostorderTraversal</text:span><text:span text:style-name="T28">(ptr)</text:span></text:p>
      <text:p text:style-name="P15">START</text:p>
      <text:list xml:id="list123094125" text:style-name="L6">
        <text:list-item>
          <text:p text:style-name="P40"><text:span text:style-name="T24">If </text:span>ptr = NULL <text:tab/>//<text:span text:style-name="T24">Initially, ptr = ROOT</text:span></text:p>
        </text:list-item>
        <text:list-item>
          <text:p text:style-name="P40"><text:tab/><text:span text:style-name="T24">P</text:span>rint " Tree is empty"</text:p>
        </text:list-item>
        <text:list-item>
          <text:p text:style-name="P40"><text:span text:style-name="T24">E</text:span>lse</text:p>
        </text:list-item>
        <text:list-item>
          <text:p text:style-name="P40"><text:tab/><text:span text:style-name="T24">I</text:span>f ptr-&gt;LC != NULL</text:p>
        </text:list-item>
        <text:list-item>
          <text:p text:style-name="P40"><text:tab/><text:tab/><text:span text:style-name="T27">Post</text:span><text:span text:style-name="T24">o</text:span>rder<text:span text:style-name="T27">Traversal</text:span>(ptr-&gt;LC)</text:p>
        </text:list-item>
        <text:list-item>
          <text:p text:style-name="P40"><text:s/><text:tab/><text:span text:style-name="T24">Endif</text:span></text:p>
        </text:list-item>
        <text:list-item>
          <text:p text:style-name="P40"><text:tab/><text:span text:style-name="T24">I</text:span>f ptr-&gt;RC != NULL</text:p>
        </text:list-item>
        <text:list-item>
          <text:p text:style-name="P40"><text:tab/><text:tab/><text:span text:style-name="T27">Post</text:span><text:span text:style-name="T24">orderTraversal</text:span>(ptr-&gt;RC)</text:p>
        </text:list-item>
        <text:list-item>
          <text:p text:style-name="P41"><text:tab/><text:span text:style-name="T24">Endif</text:span></text:p>
        </text:list-item>
        <text:list-item>
          <text:p text:style-name="P41"><text:s/><text:tab/><text:span text:style-name="T24">Print ptr-&gt;DATA</text:span></text:p>
        </text:list-item>
        <text:list-item>
          <text:p text:style-name="P38">Endif</text:p>
        </text:list-item>
      </text:list>
      <text:p text:style-name="P15">STOP</text:p>
      <text:p text:style-name="P15"/>
      <text:p text:style-name="P15">Algorithm <text:s/><text:span text:style-name="T13">SearchLink</text:span><text:span text:style-name="T29">(ptr, KEY)</text:span></text:p>
      <text:p text:style-name="P15"><text:soft-page-break/>START</text:p>
      <text:list xml:id="list3267596569" text:style-name="L7">
        <text:list-item>
          <text:p text:style-name="P43"><text:span text:style-name="T29">I</text:span>f ptr-&gt;DATA != KEY<text:tab/><text:span text:style-name="T29">//Initially ptr = ROOT</text:span></text:p>
        </text:list-item>
        <text:list-item>
          <text:p text:style-name="P42"><text:tab/><text:span text:style-name="T29">If </text:span>ptr-&gt;LC != NULL</text:p>
        </text:list-item>
        <text:list-item>
          <text:p text:style-name="P42"><text:tab/><text:tab/>ptr1 = <text:span text:style-name="T31">S</text:span>earchLink(ptr-&gt;LC, KEY)</text:p>
        </text:list-item>
        <text:list-item>
          <text:p text:style-name="P42"><text:tab/><text:tab/><text:span text:style-name="T29">If </text:span>ptr1 != NULL </text:p>
        </text:list-item>
        <text:list-item>
          <text:p text:style-name="P42"><text:tab/><text:tab/><text:tab/><text:span text:style-name="T30">R</text:span>eturn ptr1</text:p>
        </text:list-item>
        <text:list-item>
          <text:p text:style-name="P42"><text:s/><text:tab/><text:tab/><text:span text:style-name="T29">Endif</text:span></text:p>
        </text:list-item>
        <text:list-item>
          <text:p text:style-name="P42"><text:s/><text:tab/><text:span text:style-name="T38">Endif</text:span></text:p>
        </text:list-item>
        <text:list-item>
          <text:p text:style-name="P42"><text:tab/><text:span text:style-name="T29">I</text:span>f ptr-&gt;RC != NULL</text:p>
        </text:list-item>
        <text:list-item>
          <text:p text:style-name="P42"><text:tab/><text:tab/>ptr1 = <text:span text:style-name="T31">S</text:span>earchLink(ptr-&gt;RC, KEY)</text:p>
        </text:list-item>
        <text:list-item>
          <text:p text:style-name="P42"><text:tab/><text:tab/><text:span text:style-name="T29">I</text:span>f ptr1 != NULL</text:p>
        </text:list-item>
        <text:list-item>
          <text:p text:style-name="P42"><text:tab/><text:tab/><text:tab/><text:span text:style-name="T30">R</text:span>eturn ptr1</text:p>
        </text:list-item>
        <text:list-item>
          <text:p text:style-name="P42"><text:tab/><text:tab/><text:span text:style-name="T29">Endif</text:span></text:p>
        </text:list-item>
        <text:list-item>
          <text:p text:style-name="P42"><text:s/><text:tab/><text:span text:style-name="T38">Endif</text:span></text:p>
        </text:list-item>
        <text:list-item>
          <text:p text:style-name="P42"><text:tab/><text:span text:style-name="T30">R</text:span>eturn NULL</text:p>
        </text:list-item>
        <text:list-item>
          <text:p text:style-name="P42"><text:span text:style-name="T29">E</text:span>lse</text:p>
        </text:list-item>
        <text:list-item>
          <text:p text:style-name="P42"><text:tab/><text:span text:style-name="T30">R</text:span>eturn ptr</text:p>
        </text:list-item>
        <text:list-item>
          <text:p text:style-name="P44">Endif</text:p>
        </text:list-item>
      </text:list>
      <text:p text:style-name="P15">STOP</text:p>
      <text:p text:style-name="P15"/>
      <text:p text:style-name="P15">Algorithm <text:s/><text:span text:style-name="T13">SearchParent</text:span><text:span text:style-name="T31">(</text:span><text:span text:style-name="T32">ptr, KEY, parent)</text:span></text:p>
      <text:p text:style-name="P15">START</text:p>
      <text:list xml:id="list267956073" text:style-name="L8">
        <text:list-item>
          <text:p text:style-name="P45"><text:span text:style-name="T33">I</text:span>f ptr-&gt;DATA != KEY<text:tab/>//<text:span text:style-name="T33">Initially, ptr = ROOT</text:span></text:p>
        </text:list-item>
        <text:list-item>
          <text:p text:style-name="P45"><text:tab/><text:span text:style-name="T33">I</text:span>f ptr-&gt;LC != NULL</text:p>
        </text:list-item>
        <text:list-item>
          <text:p text:style-name="P45"><text:tab/><text:tab/>parent = <text:span text:style-name="T32">S</text:span>earchParent(ptr-&gt;LC, KEY, ptr)</text:p>
        </text:list-item>
        <text:list-item>
          <text:p text:style-name="P45"><text:tab/><text:tab/><text:span text:style-name="T33">If </text:span>parent != NULL</text:p>
        </text:list-item>
        <text:list-item>
          <text:p text:style-name="P45"><text:tab/><text:tab/><text:tab/><text:span text:style-name="T32">R</text:span>eturn parent</text:p>
        </text:list-item>
        <text:list-item>
          <text:p text:style-name="P45"><text:s/><text:tab/><text:tab/><text:span text:style-name="T33">Endif</text:span></text:p>
        </text:list-item>
        <text:list-item>
          <text:p text:style-name="P45"><text:s/><text:tab/><text:span text:style-name="T39">Endif</text:span></text:p>
        </text:list-item>
        <text:list-item>
          <text:p text:style-name="P45"><text:tab/><text:span text:style-name="T34">If </text:span>ptr-&gt;RC != NULL</text:p>
        </text:list-item>
        <text:list-item>
          <text:p text:style-name="P45"><text:tab/><text:tab/>parent = <text:span text:style-name="T32">S</text:span>earchParent(ptr-&gt;RC, KEY, ptr)</text:p>
        </text:list-item>
        <text:list-item>
          <text:p text:style-name="P45"><text:tab/><text:tab/><text:span text:style-name="T34">If </text:span>parent != NULL</text:p>
        </text:list-item>
        <text:list-item>
          <text:p text:style-name="P45"><text:soft-page-break/><text:tab/><text:tab/><text:tab/><text:span text:style-name="T35">R</text:span>eturn parent</text:p>
        </text:list-item>
        <text:list-item>
          <text:p text:style-name="P45"><text:tab/><text:tab/><text:span text:style-name="T36">Endif</text:span></text:p>
        </text:list-item>
        <text:list-item>
          <text:p text:style-name="P45"><text:s/><text:tab/><text:span text:style-name="T39">Endi</text:span><text:span text:style-name="T40">f</text:span></text:p>
        </text:list-item>
        <text:list-item>
          <text:p text:style-name="P45"><text:tab/><text:span text:style-name="T37">R</text:span>eturn NULL</text:p>
        </text:list-item>
        <text:list-item>
          <text:p text:style-name="P45"><text:span text:style-name="T38">E</text:span>lse</text:p>
        </text:list-item>
        <text:list-item>
          <text:p text:style-name="P45"><text:tab/><text:span text:style-name="T41">R</text:span>eturn parent</text:p>
        </text:list-item>
        <text:list-item>
          <text:p text:style-name="P46">Endif</text:p>
        </text:list-item>
      </text:list>
      <text:p text:style-name="P15">STOP</text:p>
      <text:p text:style-name="P7"/>
      <text:p text:style-name="P6">PROGRAM CODE<text:span text:style-name="T1"> :- </text:span></text:p>
      <text:p text:style-name="P2">#include&lt;stdio.h&gt;</text:p>
      <text:p text:style-name="P2">#include&lt;stdlib.h&gt;</text:p>
      <text:p text:style-name="P2"/>
      <text:p text:style-name="P2">struct node</text:p>
      <text:p text:style-name="P2">{</text:p>
      <text:p text:style-name="P2"><text:tab/>int DATA;</text:p>
      <text:p text:style-name="P2"><text:tab/>struct node* RC;</text:p>
      <text:p text:style-name="P2"><text:tab/>struct node* LC;</text:p>
      <text:p text:style-name="P2">};</text:p>
      <text:p text:style-name="P2"/>
      <text:p text:style-name="P2">void buildTree(struct node* ptr)</text:p>
      <text:p text:style-name="P2">{</text:p>
      <text:p text:style-name="P2"><text:tab/>if(ptr != NULL)</text:p>
      <text:p text:style-name="P2"><text:tab/>{</text:p>
      <text:p text:style-name="P2"><text:tab/><text:tab/>printf("Enter data\n");</text:p>
      <text:p text:style-name="P2"><text:tab/><text:tab/>scanf("%d", &amp;ptr-&gt;DATA);</text:p>
      <text:p text:style-name="P2"><text:tab/><text:tab/></text:p>
      <text:p text:style-name="P2"><text:tab/><text:tab/>char c;</text:p>
      <text:p text:style-name="P2"><text:tab/><text:tab/>printf("Does %d have a left child ? (Y/N)\n", ptr-&gt;DATA);</text:p>
      <text:p text:style-name="P2">L1:</text:p>
      <text:p text:style-name="P2"><text:tab/><text:tab/>scanf("\n%c", &amp;c);</text:p>
      <text:p text:style-name="P2"><text:tab/><text:tab/></text:p>
      <text:p text:style-name="P2"><text:tab/><text:tab/>if(c == 'y' || c == 'Y')</text:p>
      <text:p text:style-name="P2"><text:tab/><text:tab/>{</text:p>
      <text:p text:style-name="P2"><text:tab/><text:tab/><text:tab/>ptr-&gt;LC = (struct node*) malloc(sizeof(struct node));</text:p>
      <text:p text:style-name="P2"><text:tab/><text:tab/><text:tab/>buildTree(ptr-&gt;LC);</text:p>
      <text:p text:style-name="P2"><text:tab/><text:tab/>}</text:p>
      <text:p text:style-name="P2"><text:tab/><text:tab/>else if(c == 'n' || c == 'N')</text:p>
      <text:p text:style-name="P2"><text:tab/><text:tab/>{</text:p>
      <text:p text:style-name="P2"><text:tab/><text:tab/><text:tab/>ptr-&gt;LC = NULL;</text:p>
      <text:p text:style-name="P2"><text:tab/><text:tab/>}</text:p>
      <text:p text:style-name="P2"><text:tab/><text:tab/>else</text:p>
      <text:p text:style-name="P2"><text:tab/><text:tab/>{</text:p>
      <text:p text:style-name="P2"><text:tab/><text:tab/><text:tab/>printf("Enter Y/N\n");</text:p>
      <text:p text:style-name="P2"><text:tab/><text:tab/><text:tab/>goto L1;</text:p>
      <text:p text:style-name="P2"><text:tab/><text:tab/>}</text:p>
      <text:p text:style-name="P2"><text:soft-page-break/><text:tab/><text:tab/></text:p>
      <text:p text:style-name="P2"><text:tab/><text:tab/>printf("Does %d have a right child ? (Y/N)\n", ptr-&gt;DATA);</text:p>
      <text:p text:style-name="P2">L2:</text:p>
      <text:p text:style-name="P2"><text:tab/><text:tab/>scanf("\n%c", &amp;c);</text:p>
      <text:p text:style-name="P2"><text:tab/><text:tab/></text:p>
      <text:p text:style-name="P2"><text:tab/><text:tab/>if(c == 'y' || c == 'Y')</text:p>
      <text:p text:style-name="P2"><text:tab/><text:tab/>{</text:p>
      <text:p text:style-name="P2"><text:tab/><text:tab/><text:tab/>ptr-&gt;RC = (struct node*) malloc(sizeof(struct node)); </text:p>
      <text:p text:style-name="P2"><text:tab/><text:tab/><text:tab/>buildTree(ptr-&gt;RC);</text:p>
      <text:p text:style-name="P2"><text:tab/><text:tab/>}</text:p>
      <text:p text:style-name="P2"><text:tab/><text:tab/>else if(c == 'n' || c == 'N')</text:p>
      <text:p text:style-name="P2"><text:tab/><text:tab/>{</text:p>
      <text:p text:style-name="P2"><text:tab/><text:tab/><text:tab/>ptr-&gt;RC = NULL;</text:p>
      <text:p text:style-name="P2"><text:tab/><text:tab/>}</text:p>
      <text:p text:style-name="P2"><text:tab/><text:tab/>else</text:p>
      <text:p text:style-name="P2"><text:tab/><text:tab/>{</text:p>
      <text:p text:style-name="P2"><text:tab/><text:tab/><text:tab/>printf("Enter Y/N!\n");</text:p>
      <text:p text:style-name="P2"><text:tab/><text:tab/><text:tab/>goto L2;</text:p>
      <text:p text:style-name="P2"><text:tab/><text:tab/>}</text:p>
      <text:p text:style-name="P2"><text:tab/>}</text:p>
      <text:p text:style-name="P2">}</text:p>
      <text:p text:style-name="P2"/>
      <text:p text:style-name="P2">void preOrder(struct node* ptr)</text:p>
      <text:p text:style-name="P2">{</text:p>
      <text:p text:style-name="P2"><text:tab/>if(ptr == NULL)</text:p>
      <text:p text:style-name="P2"><text:tab/><text:tab/>printf(" Tree is empty!");</text:p>
      <text:p text:style-name="P2"><text:tab/>else</text:p>
      <text:p text:style-name="P2"><text:tab/>{</text:p>
      <text:p text:style-name="P2"><text:tab/><text:tab/>printf(" %d", ptr-&gt;DATA);</text:p>
      <text:p text:style-name="P2"><text:tab/><text:tab/>if(ptr-&gt;LC != NULL)</text:p>
      <text:p text:style-name="P2"><text:tab/><text:tab/><text:tab/>preOrder(ptr-&gt;LC);</text:p>
      <text:p text:style-name="P2"><text:tab/><text:tab/>if(ptr-&gt;RC != NULL)</text:p>
      <text:p text:style-name="P2"><text:tab/><text:tab/><text:tab/>preOrder(ptr-&gt;RC);</text:p>
      <text:p text:style-name="P2"><text:tab/>}</text:p>
      <text:p text:style-name="P2">}</text:p>
      <text:p text:style-name="P2"/>
      <text:p text:style-name="P2">void inOrder(struct node* ptr)</text:p>
      <text:p text:style-name="P2">{</text:p>
      <text:p text:style-name="P2"><text:tab/>if(ptr == NULL)</text:p>
      <text:p text:style-name="P2"><text:tab/><text:tab/>printf(" Tree is empty!");</text:p>
      <text:p text:style-name="P2"><text:tab/>else</text:p>
      <text:p text:style-name="P2"><text:tab/>{</text:p>
      <text:p text:style-name="P2"><text:tab/><text:tab/>if(ptr-&gt;LC != NULL)</text:p>
      <text:p text:style-name="P2"><text:tab/><text:tab/><text:tab/>inOrder(ptr-&gt;LC);</text:p>
      <text:p text:style-name="P2"><text:tab/><text:tab/>printf(" %d", ptr-&gt;DATA);</text:p>
      <text:p text:style-name="P2"><text:tab/><text:tab/>if(ptr-&gt;RC != NULL)</text:p>
      <text:p text:style-name="P2"><text:tab/><text:tab/><text:tab/>inOrder(ptr-&gt;RC);</text:p>
      <text:p text:style-name="P2"><text:tab/>}</text:p>
      <text:p text:style-name="P2">}</text:p>
      <text:p text:style-name="P2"/>
      <text:p text:style-name="P2">void postOrder(struct node* ptr)</text:p>
      <text:p text:style-name="P2">{</text:p>
      <text:p text:style-name="P2"><text:soft-page-break/><text:tab/>if(ptr == NULL)</text:p>
      <text:p text:style-name="P2"><text:tab/><text:tab/>printf(" Tree is empty!");</text:p>
      <text:p text:style-name="P2"><text:tab/>else</text:p>
      <text:p text:style-name="P2"><text:tab/>{</text:p>
      <text:p text:style-name="P2"><text:tab/><text:tab/>if(ptr-&gt;LC != NULL)</text:p>
      <text:p text:style-name="P2"><text:tab/><text:tab/><text:tab/>postOrder(ptr-&gt;LC);</text:p>
      <text:p text:style-name="P2"><text:tab/><text:tab/>if(ptr-&gt;RC != NULL)</text:p>
      <text:p text:style-name="P2"><text:tab/><text:tab/><text:tab/>postOrder(ptr-&gt;RC);</text:p>
      <text:p text:style-name="P2"><text:tab/><text:tab/>printf(" %d", ptr-&gt;DATA);</text:p>
      <text:p text:style-name="P2"><text:tab/>}</text:p>
      <text:p text:style-name="P2">}</text:p>
      <text:p text:style-name="P2"/>
      <text:p text:style-name="P2">struct node* searchParent(struct node* ptr, int KEY, struct node* parent)</text:p>
      <text:p text:style-name="P2">{</text:p>
      <text:p text:style-name="P2"><text:tab/>if(ptr-&gt;DATA != KEY)</text:p>
      <text:p text:style-name="P2"><text:tab/>{</text:p>
      <text:p text:style-name="P2"><text:tab/><text:tab/>if(ptr-&gt;LC != NULL)</text:p>
      <text:p text:style-name="P2"><text:tab/><text:tab/>{</text:p>
      <text:p text:style-name="P2"><text:tab/><text:tab/><text:tab/>parent = searchParent(ptr-&gt;LC, KEY, ptr);</text:p>
      <text:p text:style-name="P2"><text:tab/><text:tab/><text:tab/>if(parent != NULL)</text:p>
      <text:p text:style-name="P2"><text:tab/><text:tab/><text:tab/><text:tab/>return parent;</text:p>
      <text:p text:style-name="P2"><text:tab/><text:tab/>}</text:p>
      <text:p text:style-name="P2"><text:tab/><text:tab/>if(ptr-&gt;RC != NULL)</text:p>
      <text:p text:style-name="P2"><text:tab/><text:tab/>{</text:p>
      <text:p text:style-name="P2"><text:tab/><text:tab/><text:tab/>parent = searchParent(ptr-&gt;RC, KEY, ptr);</text:p>
      <text:p text:style-name="P2"><text:tab/><text:tab/><text:tab/>if(parent != NULL)</text:p>
      <text:p text:style-name="P2"><text:tab/><text:tab/><text:tab/><text:tab/>return parent;</text:p>
      <text:p text:style-name="P2"><text:tab/><text:tab/>}</text:p>
      <text:p text:style-name="P2"><text:tab/><text:tab/>return NULL;</text:p>
      <text:p text:style-name="P2"><text:tab/>}</text:p>
      <text:p text:style-name="P2"><text:tab/>else</text:p>
      <text:p text:style-name="P2"><text:tab/><text:tab/>return parent;</text:p>
      <text:p text:style-name="P2">}</text:p>
      <text:p text:style-name="P2"/>
      <text:p text:style-name="P2">void insertTree(struct node* ptr, int KEY)</text:p>
      <text:p text:style-name="P2">{<text:tab/></text:p>
      <text:p text:style-name="P2"><text:tab/>if(ptr == NULL)</text:p>
      <text:p text:style-name="P2"><text:tab/><text:tab/>printf("\n%d not found!\n", KEY);</text:p>
      <text:p text:style-name="P2"><text:tab/>else</text:p>
      <text:p text:style-name="P2"><text:tab/>{</text:p>
      <text:p text:style-name="P2"><text:tab/><text:tab/>if(ptr-&gt;LC == NULL || ptr-&gt;RC == NULL)</text:p>
      <text:p text:style-name="P2"><text:tab/><text:tab/>{</text:p>
      <text:p text:style-name="P2"><text:tab/><text:tab/><text:tab/>char c;</text:p>
      <text:p text:style-name="P2"><text:tab/><text:tab/><text:tab/>printf("\nDo you want to insert as left child or right child of %d ? (L/R)\n", ptr-&gt;DATA);</text:p>
      <text:p text:style-name="P2">L3:<text:tab/><text:tab/><text:tab/><text:tab/><text:tab/></text:p>
      <text:p text:style-name="P2"><text:tab/><text:tab/><text:tab/>scanf("\n%c", &amp;c);</text:p>
      <text:p text:style-name="P2"><text:tab/><text:tab/></text:p>
      <text:p text:style-name="P2"><text:tab/><text:tab/><text:tab/>if(c == 'l' || c == 'L')</text:p>
      <text:p text:style-name="P2"><text:tab/><text:tab/><text:tab/>{</text:p>
      <text:p text:style-name="P2"><text:tab/><text:tab/><text:tab/><text:tab/>if(ptr-&gt;LC == NULL)</text:p>
      <text:p text:style-name="P2"><text:tab/><text:tab/><text:tab/><text:tab/>{</text:p>
      <text:p text:style-name="P2"><text:soft-page-break/><text:tab/><text:tab/><text:tab/><text:tab/><text:tab/>ptr-&gt;LC = (struct node*) malloc(sizeof(struct node));</text:p>
      <text:p text:style-name="P2"><text:tab/><text:tab/><text:tab/><text:tab/><text:tab/>ptr-&gt;LC-&gt;LC = NULL;</text:p>
      <text:p text:style-name="P2"><text:tab/><text:tab/><text:tab/><text:tab/><text:tab/>ptr-&gt;LC-&gt;RC = NULL;</text:p>
      <text:p text:style-name="P2"><text:tab/><text:tab/><text:tab/><text:tab/><text:tab/>printf("\nEnter data\n");</text:p>
      <text:p text:style-name="P2"><text:tab/><text:tab/><text:tab/><text:tab/><text:tab/>scanf("%d", &amp;ptr-&gt;LC-&gt;DATA);</text:p>
      <text:p text:style-name="P2"><text:tab/><text:tab/><text:tab/><text:tab/><text:tab/>printf("\n%d inserted successfully!\n", ptr-&gt;LC-&gt;DATA);</text:p>
      <text:p text:style-name="P2"><text:tab/><text:tab/><text:tab/><text:tab/>}</text:p>
      <text:p text:style-name="P2"><text:tab/><text:tab/><text:tab/><text:tab/>else</text:p>
      <text:p text:style-name="P2"><text:tab/><text:tab/><text:tab/><text:tab/><text:tab/>printf("\n%d has a left child already!\n", KEY);</text:p>
      <text:p text:style-name="P2"><text:tab/><text:tab/><text:tab/>}</text:p>
      <text:p text:style-name="P2"><text:tab/><text:tab/><text:tab/>else if(c == 'r' || c == 'R')</text:p>
      <text:p text:style-name="P2"><text:tab/><text:tab/><text:tab/>{</text:p>
      <text:p text:style-name="P2"><text:tab/><text:tab/><text:tab/><text:tab/>if(ptr-&gt;RC == NULL)</text:p>
      <text:p text:style-name="P2"><text:tab/><text:tab/><text:tab/><text:tab/>{</text:p>
      <text:p text:style-name="P2"><text:tab/><text:tab/><text:tab/><text:tab/><text:tab/>ptr-&gt;RC = (struct node*) malloc(sizeof(struct node));</text:p>
      <text:p text:style-name="P2"><text:tab/><text:tab/><text:tab/><text:tab/><text:tab/>ptr-&gt;RC-&gt;LC = NULL;</text:p>
      <text:p text:style-name="P2"><text:tab/><text:tab/><text:tab/><text:tab/><text:tab/>ptr-&gt;RC-&gt;RC = NULL;</text:p>
      <text:p text:style-name="P2"><text:tab/><text:tab/><text:tab/><text:tab/><text:tab/>printf("\nEnter data\n");</text:p>
      <text:p text:style-name="P2"><text:tab/><text:tab/><text:tab/><text:tab/><text:tab/>scanf("%d", &amp;ptr-&gt;RC-&gt;DATA);</text:p>
      <text:p text:style-name="P2"><text:tab/><text:tab/><text:tab/><text:tab/><text:tab/>printf("\n%d inserted successfully!\n", ptr-&gt;RC-&gt;DATA);</text:p>
      <text:p text:style-name="P2"><text:tab/><text:tab/><text:tab/><text:tab/>}</text:p>
      <text:p text:style-name="P2"><text:tab/><text:tab/><text:tab/><text:tab/>else</text:p>
      <text:p text:style-name="P2"><text:tab/><text:tab/><text:tab/><text:tab/><text:tab/>printf("\n%d has a right child already!\n", KEY);</text:p>
      <text:p text:style-name="P2"><text:tab/><text:tab/><text:tab/>}</text:p>
      <text:p text:style-name="P2"><text:tab/><text:tab/><text:tab/>else</text:p>
      <text:p text:style-name="P2"><text:tab/><text:tab/><text:tab/>{</text:p>
      <text:p text:style-name="P2"><text:tab/><text:tab/><text:tab/><text:tab/>printf("\nEnter L/R!\n");</text:p>
      <text:p text:style-name="P2"><text:tab/><text:tab/><text:tab/><text:tab/>goto L3;</text:p>
      <text:p text:style-name="P2"><text:tab/><text:tab/><text:tab/>}</text:p>
      <text:p text:style-name="P2"><text:tab/><text:tab/>}</text:p>
      <text:p text:style-name="P2"><text:tab/><text:tab/>else</text:p>
      <text:p text:style-name="P2"><text:tab/><text:tab/><text:tab/>printf("\n%d has both left and right children!\n", KEY);</text:p>
      <text:p text:style-name="P2"><text:tab/>}</text:p>
      <text:p text:style-name="P2">}</text:p>
      <text:p text:style-name="P2"/>
      <text:p text:style-name="P2">void deleteTree(struct node* parent, int KEY)</text:p>
      <text:p text:style-name="P2">{<text:tab/></text:p>
      <text:p text:style-name="P2"><text:tab/>if(parent == NULL)</text:p>
      <text:p text:style-name="P2"><text:tab/><text:tab/>printf("\n%d not found!\n", KEY);</text:p>
      <text:p text:style-name="P2"><text:tab/>else</text:p>
      <text:p text:style-name="P2"><text:tab/>{</text:p>
      <text:p text:style-name="P2"><text:tab/><text:tab/>if(parent-&gt;LC != NULL &amp;&amp; parent-&gt;LC-&gt;DATA == KEY)</text:p>
      <text:p text:style-name="P2"><text:tab/><text:tab/><text:tab/>if(parent-&gt;LC-&gt;LC == NULL &amp;&amp; parent-&gt;LC-&gt;RC == NULL)</text:p>
      <text:p text:style-name="P2"><text:tab/><text:tab/><text:tab/>{</text:p>
      <text:p text:style-name="P2"><text:tab/><text:tab/><text:tab/><text:tab/>free(parent-&gt;LC);</text:p>
      <text:p text:style-name="P2"><text:tab/><text:tab/><text:tab/><text:tab/>parent-&gt;LC = NULL;</text:p>
      <text:p text:style-name="P2"><text:tab/><text:tab/><text:tab/><text:tab/>printf("\n%d deleted successfully!\n", KEY);</text:p>
      <text:p text:style-name="P2"><text:tab/><text:tab/><text:tab/>}</text:p>
      <text:p text:style-name="P2"><text:tab/><text:tab/><text:tab/>else</text:p>
      <text:p text:style-name="P2"><text:tab/><text:tab/><text:tab/><text:tab/>printf("\n%d is not a leaf node!\n", KEY);</text:p>
      <text:p text:style-name="P2"><text:tab/><text:tab/>else</text:p>
      <text:p text:style-name="P2"><text:tab/><text:tab/><text:tab/>if(parent-&gt;RC-&gt;LC == NULL &amp;&amp; parent-&gt;RC-&gt;RC == NULL)</text:p>
      <text:p text:style-name="P2"><text:soft-page-break/><text:tab/><text:tab/><text:tab/>{</text:p>
      <text:p text:style-name="P2"><text:tab/><text:tab/><text:tab/><text:tab/>free(parent-&gt;RC);</text:p>
      <text:p text:style-name="P2"><text:tab/><text:tab/><text:tab/><text:tab/>parent-&gt;RC = NULL;</text:p>
      <text:p text:style-name="P2"><text:tab/><text:tab/><text:tab/><text:tab/>printf("\n%d deleted successfully!\n", KEY);</text:p>
      <text:p text:style-name="P2"><text:tab/><text:tab/><text:tab/>}</text:p>
      <text:p text:style-name="P2"><text:tab/><text:tab/><text:tab/>else</text:p>
      <text:p text:style-name="P2"><text:tab/><text:tab/><text:tab/><text:tab/>printf("\n%d is not a leaf node!\n", KEY);</text:p>
      <text:p text:style-name="P2"><text:tab/>}</text:p>
      <text:p text:style-name="P2">}</text:p>
      <text:p text:style-name="P2"/>
      <text:p text:style-name="P2">struct node* searchLink(struct node* ptr, int KEY)</text:p>
      <text:p text:style-name="P2">{</text:p>
      <text:p text:style-name="P2"><text:tab/>struct node* ptr1;</text:p>
      <text:p text:style-name="P2"/>
      <text:p text:style-name="P2"><text:tab/>if(ptr-&gt;DATA != KEY)</text:p>
      <text:p text:style-name="P2"><text:tab/>{</text:p>
      <text:p text:style-name="P2"><text:tab/><text:tab/>if(ptr-&gt;LC != NULL)</text:p>
      <text:p text:style-name="P2"><text:tab/><text:tab/>{</text:p>
      <text:p text:style-name="P2"><text:tab/><text:tab/><text:tab/>ptr1 = searchLink(ptr-&gt;LC, KEY);</text:p>
      <text:p text:style-name="P2"><text:tab/><text:tab/><text:tab/>if(ptr1 != NULL)</text:p>
      <text:p text:style-name="P2"><text:tab/><text:tab/><text:tab/><text:tab/>return ptr1; </text:p>
      <text:p text:style-name="P2"><text:tab/><text:tab/>}</text:p>
      <text:p text:style-name="P2"><text:tab/><text:tab/>if(ptr-&gt;RC != NULL)</text:p>
      <text:p text:style-name="P2"><text:tab/><text:tab/>{</text:p>
      <text:p text:style-name="P2"><text:tab/><text:tab/><text:tab/>ptr1 = searchLink(ptr-&gt;RC, KEY);</text:p>
      <text:p text:style-name="P2"><text:tab/><text:tab/><text:tab/>if(ptr1 != NULL)</text:p>
      <text:p text:style-name="P2"><text:tab/><text:tab/><text:tab/><text:tab/>return ptr1;</text:p>
      <text:p text:style-name="P2"><text:tab/><text:tab/>}</text:p>
      <text:p text:style-name="P2"><text:tab/><text:tab/>return NULL;</text:p>
      <text:p text:style-name="P2"><text:tab/>}</text:p>
      <text:p text:style-name="P2"><text:tab/>else</text:p>
      <text:p text:style-name="P2"><text:tab/><text:tab/>return ptr;</text:p>
      <text:p text:style-name="P2">}</text:p>
      <text:p text:style-name="P2"/>
      <text:p text:style-name="P2">void main()</text:p>
      <text:p text:style-name="P2">{</text:p>
      <text:p text:style-name="P2"><text:tab/>struct node* ROOT = (struct node*) malloc(sizeof(struct node));</text:p>
      <text:p text:style-name="P2"><text:tab/></text:p>
      <text:p text:style-name="P2"><text:tab/>int n;</text:p>
      <text:p text:style-name="P2"><text:tab/></text:p>
      <text:p text:style-name="P2"><text:tab/>printf("Build your tree\n\n");</text:p>
      <text:p text:style-name="P2"><text:tab/>buildTree(ROOT);</text:p>
      <text:p text:style-name="P2">L:</text:p>
      <text:p text:style-name="P2"><text:tab/>printf("\nChoose the operation\n\n");</text:p>
      <text:p text:style-name="P2"><text:tab/>printf("1. Insert a node\n");</text:p>
      <text:p text:style-name="P2"><text:tab/>printf("2. Delete a node\n");</text:p>
      <text:p text:style-name="P2"><text:tab/>printf("3. Inorder traversal\n");</text:p>
      <text:p text:style-name="P2"><text:tab/>printf("4. Preorder traversal\n");</text:p>
      <text:p text:style-name="P2"><text:tab/>printf("5. Postorder traversal\n");</text:p>
      <text:p text:style-name="P2"><text:tab/>printf("6. Exit\n");</text:p>
      <text:p text:style-name="P2"><text:tab/></text:p>
      <text:p text:style-name="P2"><text:tab/>scanf("%d", &amp;n);</text:p>
      <text:p text:style-name="P2"><text:soft-page-break/><text:tab/>switch(n)</text:p>
      <text:p text:style-name="P2"><text:tab/>{</text:p>
      <text:p text:style-name="P2"><text:tab/><text:tab/>case 1:</text:p>
      <text:p text:style-name="P2"><text:tab/><text:tab/><text:tab/>if(ROOT == NULL)</text:p>
      <text:p text:style-name="P2"><text:tab/><text:tab/><text:tab/>{</text:p>
      <text:p text:style-name="P2"><text:tab/><text:tab/><text:tab/><text:tab/>ROOT = (struct node*) malloc(sizeof(struct node));</text:p>
      <text:p text:style-name="P2"><text:tab/><text:tab/><text:tab/><text:tab/>ROOT-&gt;LC = NULL;</text:p>
      <text:p text:style-name="P2"><text:tab/><text:tab/><text:tab/><text:tab/>ROOT-&gt;RC = NULL;</text:p>
      <text:p text:style-name="P2"><text:tab/><text:tab/><text:tab/><text:tab/>printf("\nEnter data\n");</text:p>
      <text:p text:style-name="P2"><text:tab/><text:tab/><text:tab/><text:tab/>scanf("%d", &amp;ROOT-&gt;DATA);</text:p>
      <text:p text:style-name="P2"><text:tab/><text:tab/><text:tab/><text:tab/>printf("\n%d inserted successfully!\n", ROOT-&gt;DATA);</text:p>
      <text:p text:style-name="P2"><text:tab/><text:tab/><text:tab/>}</text:p>
      <text:p text:style-name="P2"><text:tab/><text:tab/><text:tab/>else</text:p>
      <text:p text:style-name="P2"><text:tab/><text:tab/><text:tab/>{</text:p>
      <text:p text:style-name="P2"><text:tab/><text:tab/><text:tab/><text:tab/>printf("\nEnter the KEY data\n");</text:p>
      <text:p text:style-name="P2"><text:tab/><text:tab/><text:tab/><text:tab/>scanf("%d", &amp;n);</text:p>
      <text:p text:style-name="P2"><text:tab/><text:tab/><text:tab/><text:tab/>insertTree(searchLink(ROOT, n), n);</text:p>
      <text:p text:style-name="P2"><text:tab/><text:tab/><text:tab/>}</text:p>
      <text:p text:style-name="P2"><text:tab/><text:tab/><text:tab/>goto L;</text:p>
      <text:p text:style-name="P2"><text:tab/><text:tab/>case 2:</text:p>
      <text:p text:style-name="P2"><text:tab/><text:tab/><text:tab/>if(ROOT == NULL)</text:p>
      <text:p text:style-name="P2"><text:tab/><text:tab/><text:tab/><text:tab/>printf("\nTree is empty!\n");</text:p>
      <text:p text:style-name="P2"><text:tab/><text:tab/><text:tab/>else</text:p>
      <text:p text:style-name="P2"><text:tab/><text:tab/><text:tab/>{</text:p>
      <text:p text:style-name="P2"><text:tab/><text:tab/><text:tab/><text:tab/>printf("\nEnter the data to be deleted\n");</text:p>
      <text:p text:style-name="P2"><text:tab/><text:tab/><text:tab/><text:tab/>scanf("%d", &amp;n);</text:p>
      <text:p text:style-name="P2"><text:tab/><text:tab/><text:tab/><text:tab/>if(n == ROOT-&gt;DATA)</text:p>
      <text:p text:style-name="P2"><text:tab/><text:tab/><text:tab/><text:tab/>{</text:p>
      <text:p text:style-name="P2"><text:tab/><text:tab/><text:tab/><text:tab/><text:tab/>if(ROOT-&gt;LC == NULL &amp;&amp; ROOT-&gt;RC == NULL)</text:p>
      <text:p text:style-name="P2"><text:tab/><text:tab/><text:tab/><text:tab/><text:tab/>{</text:p>
      <text:p text:style-name="P2"><text:tab/><text:tab/><text:tab/><text:tab/><text:tab/><text:tab/>free(ROOT);</text:p>
      <text:p text:style-name="P2"><text:tab/><text:tab/><text:tab/><text:tab/><text:tab/><text:tab/>ROOT = NULL;</text:p>
      <text:p text:style-name="P2"><text:tab/><text:tab/><text:tab/><text:tab/><text:tab/><text:tab/>printf("\n%d deleted successfully!\n", n);</text:p>
      <text:p text:style-name="P2"><text:tab/><text:tab/><text:tab/><text:tab/><text:tab/>}</text:p>
      <text:p text:style-name="P2"><text:tab/><text:tab/><text:tab/><text:tab/><text:tab/>else</text:p>
      <text:p text:style-name="P2"><text:tab/><text:tab/><text:tab/><text:tab/><text:tab/><text:tab/>printf("\n%d is not a leaf node!\n", n);</text:p>
      <text:p text:style-name="P2"><text:tab/><text:tab/><text:tab/><text:tab/>}</text:p>
      <text:p text:style-name="P2"><text:tab/><text:tab/><text:tab/><text:tab/>else</text:p>
      <text:p text:style-name="P2"><text:tab/><text:tab/><text:tab/><text:tab/><text:tab/>deleteTree(searchParent(ROOT, n, ROOT), n);</text:p>
      <text:p text:style-name="P2"><text:tab/><text:tab/><text:tab/>}</text:p>
      <text:p text:style-name="P2"><text:tab/><text:tab/><text:tab/>goto L;</text:p>
      <text:p text:style-name="P2"><text:tab/><text:tab/>case 3:</text:p>
      <text:p text:style-name="P2"><text:tab/><text:tab/><text:tab/>printf("\nInorder :");</text:p>
      <text:p text:style-name="P2"><text:tab/><text:tab/><text:tab/>inOrder(ROOT);</text:p>
      <text:p text:style-name="P2"><text:tab/><text:tab/><text:tab/>printf("\n");</text:p>
      <text:p text:style-name="P2"><text:tab/><text:tab/><text:tab/>goto L;</text:p>
      <text:p text:style-name="P2"><text:tab/><text:tab/>case 4:</text:p>
      <text:p text:style-name="P2"><text:tab/><text:tab/><text:tab/>printf("\nPreorder :");</text:p>
      <text:p text:style-name="P2"><text:tab/><text:tab/><text:tab/>preOrder(ROOT);</text:p>
      <text:p text:style-name="P2"><text:tab/><text:tab/><text:tab/>printf("\n");</text:p>
      <text:p text:style-name="P2"><text:tab/><text:tab/><text:tab/>goto L;</text:p>
      <text:p text:style-name="P2"><text:tab/><text:tab/>case 5:</text:p>
      <text:p text:style-name="P2"><text:soft-page-break/><text:tab/><text:tab/><text:tab/>printf("\nPostorder :");</text:p>
      <text:p text:style-name="P2"><text:tab/><text:tab/><text:tab/>postOrder(ROOT);</text:p>
      <text:p text:style-name="P2"><text:tab/><text:tab/><text:tab/>printf("\n");</text:p>
      <text:p text:style-name="P2"><text:tab/><text:tab/><text:tab/>goto L;</text:p>
      <text:p text:style-name="P2"><text:tab/><text:tab/>case 6:</text:p>
      <text:p text:style-name="P2"><text:tab/><text:tab/><text:tab/>exit(0);</text:p>
      <text:p text:style-name="P2"><text:tab/><text:tab/>default:</text:p>
      <text:p text:style-name="P2"><text:tab/><text:tab/><text:tab/>printf("<text:span text:style-name="T50">\n</text:span>Invalid entry!\n");</text:p>
      <text:p text:style-name="P2"><text:tab/><text:tab/><text:tab/>goto L;</text:p>
      <text:p text:style-name="P2"><text:tab/><text:tab/>}</text:p>
      <text:p text:style-name="P2">}</text:p>
      <text:p text:style-name="Standard"/>
      <text:p text:style-name="Text_20_body"/>
      <text:p text:style-name="P8"><text:span text:style-name="T10">SAMPLE OUTPUT </text:span><text:span text:style-name="T3">:-</text:span></text:p>
      <text:p text:style-name="Standard">Build your tree</text:p>
      <text:p text:style-name="Standard"/>
      <text:p text:style-name="Standard">Enter data</text:p>
      <text:p text:style-name="Standard">3</text:p>
      <text:p text:style-name="Standard">Does 3 have a left child ? (Y/N)</text:p>
      <text:p text:style-name="Standard">y</text:p>
      <text:p text:style-name="Standard">Enter data</text:p>
      <text:p text:style-name="Standard">1</text:p>
      <text:p text:style-name="Standard">Does 1 have a left child ? (Y/N)</text:p>
      <text:p text:style-name="Standard">n</text:p>
      <text:p text:style-name="Standard">Does 1 have a right child ? (Y/N)</text:p>
      <text:p text:style-name="Standard">y</text:p>
      <text:p text:style-name="Standard">Enter data</text:p>
      <text:p text:style-name="Standard">2</text:p>
      <text:p text:style-name="Standard">Does 2 have a left child ? (Y/N)</text:p>
      <text:p text:style-name="Standard">n</text:p>
      <text:p text:style-name="Standard">Does 2 have a right child ? (Y/N)</text:p>
      <text:p text:style-name="Standard">n</text:p>
      <text:p text:style-name="Standard">Does 3 have a right child ? (Y/N)</text:p>
      <text:p text:style-name="Standard">y</text:p>
      <text:p text:style-name="Standard">Enter data</text:p>
      <text:p text:style-name="Standard">4</text:p>
      <text:p text:style-name="Standard">Does 4 have a left child ? (Y/N)</text:p>
      <text:p text:style-name="Standard">n</text:p>
      <text:p text:style-name="Standard">Does 4 have a right child ? (Y/N)</text:p>
      <text:p text:style-name="Standard">y</text:p>
      <text:p text:style-name="Standard">Enter data</text:p>
      <text:p text:style-name="Standard">5</text:p>
      <text:p text:style-name="Standard">Does 5 have a left child ? (Y/N)</text:p>
      <text:p text:style-name="Standard">n</text:p>
      <text:p text:style-name="Standard">Does 5 have a right child ? (Y/N)</text:p>
      <text:p text:style-name="Standard">n</text:p>
      <text:p text:style-name="Standard"/>
      <text:p text:style-name="Standard">Choose the operation</text:p>
      <text:p text:style-name="Standard"/>
      <text:p text:style-name="Standard">1. Insert a node</text:p>
      <text:p text:style-name="Standard">2. Delete a node</text:p>
      <text:p text:style-name="Standard"><text:soft-page-break/>3. Inorder traversal</text:p>
      <text:p text:style-name="Standard">4. Preorder traversal</text:p>
      <text:p text:style-name="Standard">5. Postorder traversal</text:p>
      <text:p text:style-name="Standard">6. Exit</text:p>
      <text:p text:style-name="Standard">3</text:p>
      <text:p text:style-name="Standard"/>
      <text:p text:style-name="Standard">Inorder : 1 2 3 4 5</text:p>
      <text:p text:style-name="Standard"/>
      <text:p text:style-name="Standard">Choose the operation</text:p>
      <text:p text:style-name="Standard"/>
      <text:p text:style-name="Standard">1. Insert a node</text:p>
      <text:p text:style-name="Standard">2. Delete a node</text:p>
      <text:p text:style-name="Standard">3. Inorder traversal</text:p>
      <text:p text:style-name="Standard">4. Preorder traversal</text:p>
      <text:p text:style-name="Standard">5. Postorder traversal</text:p>
      <text:p text:style-name="Standard">6. Exit</text:p>
      <text:p text:style-name="Standard">4</text:p>
      <text:p text:style-name="Standard"/>
      <text:p text:style-name="Standard">Preorder : 3 1 2 4 5</text:p>
      <text:p text:style-name="Standard"/>
      <text:p text:style-name="Standard">Choose the operation</text:p>
      <text:p text:style-name="Standard"/>
      <text:p text:style-name="Standard">1. Insert a node</text:p>
      <text:p text:style-name="Standard">2. Delete a node</text:p>
      <text:p text:style-name="Standard">3. Inorder traversal</text:p>
      <text:p text:style-name="Standard">4. Preorder traversal</text:p>
      <text:p text:style-name="Standard">5. Postorder traversal</text:p>
      <text:p text:style-name="Standard">6. Exit</text:p>
      <text:p text:style-name="Standard">5</text:p>
      <text:p text:style-name="Standard"/>
      <text:p text:style-name="Standard">Postorder : 2 1 5 4 3</text:p>
      <text:p text:style-name="Standard"/>
      <text:p text:style-name="Standard">Choose the operation</text:p>
      <text:p text:style-name="Standard"/>
      <text:p text:style-name="Standard">1. Insert a node</text:p>
      <text:p text:style-name="Standard">2. Delete a node</text:p>
      <text:p text:style-name="Standard">3. Inorder traversal</text:p>
      <text:p text:style-name="Standard">4. Preorder traversal</text:p>
      <text:p text:style-name="Standard">5. Postorder traversal</text:p>
      <text:p text:style-name="Standard">6. Exit</text:p>
      <text:p text:style-name="Standard">1</text:p>
      <text:p text:style-name="Standard"/>
      <text:p text:style-name="Standard">Enter the KEY data</text:p>
      <text:p text:style-name="Standard">1</text:p>
      <text:p text:style-name="Standard"/>
      <text:p text:style-name="Standard">Do you want to insert as left child or right child of 1 ? (L/R)</text:p>
      <text:p text:style-name="Standard">l</text:p>
      <text:p text:style-name="Standard"/>
      <text:p text:style-name="Standard">Enter data</text:p>
      <text:p text:style-name="Standard">0</text:p>
      <text:p text:style-name="Standard"/>
      <text:p text:style-name="Standard">0 inserted successfully!</text:p>
      <text:p text:style-name="Standard"><text:soft-page-break/></text:p>
      <text:p text:style-name="Standard">Choose the operation</text:p>
      <text:p text:style-name="Standard"/>
      <text:p text:style-name="Standard">1. Insert a node</text:p>
      <text:p text:style-name="Standard">2. Delete a node</text:p>
      <text:p text:style-name="Standard">3. Inorder traversal</text:p>
      <text:p text:style-name="Standard">4. Preorder traversal</text:p>
      <text:p text:style-name="Standard">5. Postorder traversal</text:p>
      <text:p text:style-name="Standard">6. Exit</text:p>
      <text:p text:style-name="Standard">3</text:p>
      <text:p text:style-name="Standard"/>
      <text:p text:style-name="Standard">Inorder : 0 1 2 3 4 5</text:p>
      <text:p text:style-name="Standard"/>
      <text:p text:style-name="Standard">Choose the operation</text:p>
      <text:p text:style-name="Standard"/>
      <text:p text:style-name="Standard">1. Insert a node</text:p>
      <text:p text:style-name="Standard">2. Delete a node</text:p>
      <text:p text:style-name="Standard">3. Inorder traversal</text:p>
      <text:p text:style-name="Standard">4. Preorder traversal</text:p>
      <text:p text:style-name="Standard">5. Postorder traversal</text:p>
      <text:p text:style-name="Standard">6. Exit</text:p>
      <text:p text:style-name="Standard">1</text:p>
      <text:p text:style-name="Standard"/>
      <text:p text:style-name="Standard">Enter the KEY data</text:p>
      <text:p text:style-name="Standard">4</text:p>
      <text:p text:style-name="Standard"/>
      <text:p text:style-name="Standard">Do you want to insert as left child or right child of 4 ? (L/R)</text:p>
      <text:p text:style-name="Standard">r</text:p>
      <text:p text:style-name="Standard"/>
      <text:p text:style-name="Standard">4 has a right child already!</text:p>
      <text:p text:style-name="Standard"/>
      <text:p text:style-name="Standard">Choose the operation</text:p>
      <text:p text:style-name="Standard"/>
      <text:p text:style-name="Standard">1. Insert a node</text:p>
      <text:p text:style-name="Standard">2. Delete a node</text:p>
      <text:p text:style-name="Standard">3. Inorder traversal</text:p>
      <text:p text:style-name="Standard">4. Preorder traversal</text:p>
      <text:p text:style-name="Standard">5. Postorder traversal</text:p>
      <text:p text:style-name="Standard">6. Exit</text:p>
      <text:p text:style-name="Standard">1</text:p>
      <text:p text:style-name="Standard"/>
      <text:p text:style-name="Standard">Enter the KEY data</text:p>
      <text:p text:style-name="Standard">3</text:p>
      <text:p text:style-name="Standard"/>
      <text:p text:style-name="Standard">3 has both left and right children!</text:p>
      <text:p text:style-name="Standard"/>
      <text:p text:style-name="Standard">Choose the operation</text:p>
      <text:p text:style-name="Standard"/>
      <text:p text:style-name="Standard">1. Insert a node</text:p>
      <text:p text:style-name="Standard">2. Delete a node</text:p>
      <text:p text:style-name="Standard">3. Inorder traversal</text:p>
      <text:p text:style-name="Standard">4. Preorder traversal</text:p>
      <text:p text:style-name="Standard"><text:soft-page-break/>5. Postorder traversal</text:p>
      <text:p text:style-name="Standard">6. Exit</text:p>
      <text:p text:style-name="Standard">1</text:p>
      <text:p text:style-name="Standard"/>
      <text:p text:style-name="Standard">Enter the KEY data</text:p>
      <text:p text:style-name="Standard">4</text:p>
      <text:p text:style-name="Standard"/>
      <text:p text:style-name="Standard">Do you want to insert as left child or right child of 4 ? (L/R)</text:p>
      <text:p text:style-name="Standard">l</text:p>
      <text:p text:style-name="Standard"/>
      <text:p text:style-name="Standard">Enter data</text:p>
      <text:p text:style-name="Standard">10</text:p>
      <text:p text:style-name="Standard"/>
      <text:p text:style-name="Standard">10 inserted successfully!</text:p>
      <text:p text:style-name="Standard"/>
      <text:p text:style-name="Standard">Choose the operation</text:p>
      <text:p text:style-name="Standard"/>
      <text:p text:style-name="Standard">1. Insert a node</text:p>
      <text:p text:style-name="Standard">2. Delete a node</text:p>
      <text:p text:style-name="Standard">3. Inorder traversal</text:p>
      <text:p text:style-name="Standard">4. Preorder traversal</text:p>
      <text:p text:style-name="Standard">5. Postorder traversal</text:p>
      <text:p text:style-name="Standard">6. Exit</text:p>
      <text:p text:style-name="Standard">3</text:p>
      <text:p text:style-name="Standard"/>
      <text:p text:style-name="Standard">Inorder : 0 1 2 3 10 4 5</text:p>
      <text:p text:style-name="Standard"/>
      <text:p text:style-name="Standard">Choose the operation</text:p>
      <text:p text:style-name="Standard"/>
      <text:p text:style-name="Standard">1. Insert a node</text:p>
      <text:p text:style-name="Standard">2. Delete a node</text:p>
      <text:p text:style-name="Standard">3. Inorder traversal</text:p>
      <text:p text:style-name="Standard">4. Preorder traversal</text:p>
      <text:p text:style-name="Standard">5. Postorder traversal</text:p>
      <text:p text:style-name="Standard">6. Exit</text:p>
      <text:p text:style-name="Standard">2</text:p>
      <text:p text:style-name="Standard"/>
      <text:p text:style-name="Standard">Enter the data to be deleted</text:p>
      <text:p text:style-name="Standard">10</text:p>
      <text:p text:style-name="Standard"/>
      <text:p text:style-name="Standard">10 deleted successfully!</text:p>
      <text:p text:style-name="Standard"/>
      <text:p text:style-name="Standard">Choose the operation</text:p>
      <text:p text:style-name="Standard"/>
      <text:p text:style-name="Standard">1. Insert a node</text:p>
      <text:p text:style-name="Standard">2. Delete a node</text:p>
      <text:p text:style-name="Standard">3. Inorder traversal</text:p>
      <text:p text:style-name="Standard">4. Preorder traversal</text:p>
      <text:p text:style-name="Standard">5. Postorder traversal</text:p>
      <text:p text:style-name="Standard">6. Exit</text:p>
      <text:p text:style-name="Standard">3</text:p>
      <text:p text:style-name="Standard"/>
      <text:p text:style-name="Standard"><text:soft-page-break/>Inorder : 0 1 2 3 4 5</text:p>
      <text:p text:style-name="Standard"/>
      <text:p text:style-name="Standard">Choose the operation</text:p>
      <text:p text:style-name="Standard"/>
      <text:p text:style-name="Standard">1. Insert a node</text:p>
      <text:p text:style-name="Standard">2. Delete a node</text:p>
      <text:p text:style-name="Standard">3. Inorder traversal</text:p>
      <text:p text:style-name="Standard">4. Preorder traversal</text:p>
      <text:p text:style-name="Standard">5. Postorder traversal</text:p>
      <text:p text:style-name="Standard">6. Exit</text:p>
      <text:p text:style-name="Standard">2</text:p>
      <text:p text:style-name="Standard"/>
      <text:p text:style-name="Standard">Enter the data to be deleted</text:p>
      <text:p text:style-name="Standard">0</text:p>
      <text:p text:style-name="Standard"/>
      <text:p text:style-name="Standard">0 deleted successfully!</text:p>
      <text:p text:style-name="Standard"/>
      <text:p text:style-name="Standard">Choose the operation</text:p>
      <text:p text:style-name="Standard"/>
      <text:p text:style-name="Standard">1. Insert a node</text:p>
      <text:p text:style-name="Standard">2. Delete a node</text:p>
      <text:p text:style-name="Standard">3. Inorder traversal</text:p>
      <text:p text:style-name="Standard">4. Preorder traversal</text:p>
      <text:p text:style-name="Standard">5. Postorder traversal</text:p>
      <text:p text:style-name="Standard">6. Exit</text:p>
      <text:p text:style-name="Standard">2</text:p>
      <text:p text:style-name="Standard"/>
      <text:p text:style-name="Standard">Enter the data to be deleted</text:p>
      <text:p text:style-name="Standard">5</text:p>
      <text:p text:style-name="Standard"/>
      <text:p text:style-name="Standard">5 deleted successfully!</text:p>
      <text:p text:style-name="Standard"/>
      <text:p text:style-name="Standard">Choose the operation</text:p>
      <text:p text:style-name="Standard"/>
      <text:p text:style-name="Standard">1. Insert a node</text:p>
      <text:p text:style-name="Standard">2. Delete a node</text:p>
      <text:p text:style-name="Standard">3. Inorder traversal</text:p>
      <text:p text:style-name="Standard">4. Preorder traversal</text:p>
      <text:p text:style-name="Standard">5. Postorder traversal</text:p>
      <text:p text:style-name="Standard">6. Exit</text:p>
      <text:p text:style-name="Standard">2</text:p>
      <text:p text:style-name="Standard"/>
      <text:p text:style-name="Standard">Enter the data to be deleted</text:p>
      <text:p text:style-name="Standard">4</text:p>
      <text:p text:style-name="Standard"/>
      <text:p text:style-name="Standard">4 deleted successfully!</text:p>
      <text:p text:style-name="Standard"/>
      <text:p text:style-name="Standard">Choose the operation</text:p>
      <text:p text:style-name="Standard"/>
      <text:p text:style-name="Standard">1. Insert a node</text:p>
      <text:p text:style-name="Standard">2. Delete a node</text:p>
      <text:p text:style-name="Standard">3. Inorder traversal</text:p>
      <text:p text:style-name="Standard"><text:soft-page-break/>4. Preorder traversal</text:p>
      <text:p text:style-name="Standard">5. Postorder traversal</text:p>
      <text:p text:style-name="Standard">6. Exit</text:p>
      <text:p text:style-name="Standard">2</text:p>
      <text:p text:style-name="Standard"/>
      <text:p text:style-name="Standard">Enter the data to be deleted</text:p>
      <text:p text:style-name="Standard">2</text:p>
      <text:p text:style-name="Standard"/>
      <text:p text:style-name="Standard">2 deleted successfully!</text:p>
      <text:p text:style-name="Standard"/>
      <text:p text:style-name="Standard">Choose the operation</text:p>
      <text:p text:style-name="Standard"/>
      <text:p text:style-name="Standard">1. Insert a node</text:p>
      <text:p text:style-name="Standard">2. Delete a node</text:p>
      <text:p text:style-name="Standard">3. Inorder traversal</text:p>
      <text:p text:style-name="Standard">4. Preorder traversal</text:p>
      <text:p text:style-name="Standard">5. Postorder traversal</text:p>
      <text:p text:style-name="Standard">6. Exit</text:p>
      <text:p text:style-name="Standard">2</text:p>
      <text:p text:style-name="Standard"/>
      <text:p text:style-name="Standard">Enter the data to be deleted</text:p>
      <text:p text:style-name="Standard">1</text:p>
      <text:p text:style-name="Standard"/>
      <text:p text:style-name="Standard">1 deleted successfully!</text:p>
      <text:p text:style-name="Standard"/>
      <text:p text:style-name="Standard">Choose the operation</text:p>
      <text:p text:style-name="Standard"/>
      <text:p text:style-name="Standard">1. Insert a node</text:p>
      <text:p text:style-name="Standard">2. Delete a node</text:p>
      <text:p text:style-name="Standard">3. Inorder traversal</text:p>
      <text:p text:style-name="Standard">4. Preorder traversal</text:p>
      <text:p text:style-name="Standard">5. Postorder traversal</text:p>
      <text:p text:style-name="Standard">6. Exit</text:p>
      <text:p text:style-name="Standard">3</text:p>
      <text:p text:style-name="Standard"/>
      <text:p text:style-name="Standard">Inorder : 3</text:p>
      <text:p text:style-name="Standard"/>
      <text:p text:style-name="Standard">Choose the operation</text:p>
      <text:p text:style-name="Standard"/>
      <text:p text:style-name="Standard">1. Insert a node</text:p>
      <text:p text:style-name="Standard">2. Delete a node</text:p>
      <text:p text:style-name="Standard">3. Inorder traversal</text:p>
      <text:p text:style-name="Standard">4. Preorder traversal</text:p>
      <text:p text:style-name="Standard">5. Postorder traversal</text:p>
      <text:p text:style-name="Standard">6. Exit</text:p>
      <text:p text:style-name="Standard">2</text:p>
      <text:p text:style-name="Standard"/>
      <text:p text:style-name="Standard">Enter the data to be deleted</text:p>
      <text:p text:style-name="Standard">3</text:p>
      <text:p text:style-name="Standard"/>
      <text:p text:style-name="Standard">3 deleted successfully!</text:p>
      <text:p text:style-name="Standard"/>
      <text:p text:style-name="Standard"><text:soft-page-break/>Choose the operation</text:p>
      <text:p text:style-name="Standard"/>
      <text:p text:style-name="Standard">1. Insert a node</text:p>
      <text:p text:style-name="Standard">2. Delete a node</text:p>
      <text:p text:style-name="Standard">3. Inorder traversal</text:p>
      <text:p text:style-name="Standard">4. Preorder traversal</text:p>
      <text:p text:style-name="Standard">5. Postorder traversal</text:p>
      <text:p text:style-name="Standard">6. Exit</text:p>
      <text:p text:style-name="Standard">3</text:p>
      <text:p text:style-name="Standard"/>
      <text:p text:style-name="Standard">Inorder : Tree is empty!</text:p>
      <text:p text:style-name="Standard"/>
      <text:p text:style-name="Standard">Choose the operation</text:p>
      <text:p text:style-name="Standard"/>
      <text:p text:style-name="Standard">1. Insert a node</text:p>
      <text:p text:style-name="Standard">2. Delete a node</text:p>
      <text:p text:style-name="Standard">3. Inorder traversal</text:p>
      <text:p text:style-name="Standard">4. Preorder traversal</text:p>
      <text:p text:style-name="Standard">5. Postorder traversal</text:p>
      <text:p text:style-name="Standard">6. Exit</text:p>
      <text:p text:style-name="Standard">4</text:p>
      <text:p text:style-name="Standard"/>
      <text:p text:style-name="Standard">Preorder : Tree is empty!</text:p>
      <text:p text:style-name="Standard"/>
      <text:p text:style-name="Standard">Choose the operation</text:p>
      <text:p text:style-name="Standard"/>
      <text:p text:style-name="Standard">1. Insert a node</text:p>
      <text:p text:style-name="Standard">2. Delete a node</text:p>
      <text:p text:style-name="Standard">3. Inorder traversal</text:p>
      <text:p text:style-name="Standard">4. Preorder traversal</text:p>
      <text:p text:style-name="Standard">5. Postorder traversal</text:p>
      <text:p text:style-name="Standard">6. Exit</text:p>
      <text:p text:style-name="Standard">5</text:p>
      <text:p text:style-name="Standard"/>
      <text:p text:style-name="Standard">Postorder : Tree is empty!</text:p>
      <text:p text:style-name="Standard"/>
      <text:p text:style-name="Standard">Choose the operation</text:p>
      <text:p text:style-name="Standard"/>
      <text:p text:style-name="Standard">1. Insert a node</text:p>
      <text:p text:style-name="Standard">2. Delete a node</text:p>
      <text:p text:style-name="Standard">3. Inorder traversal</text:p>
      <text:p text:style-name="Standard">4. Preorder traversal</text:p>
      <text:p text:style-name="Standard">5. Postorder traversal</text:p>
      <text:p text:style-name="Standard">6. Exit</text:p>
      <text:p text:style-name="Standard">1</text:p>
      <text:p text:style-name="Standard"/>
      <text:p text:style-name="Standard">Enter data</text:p>
      <text:p text:style-name="Standard">3</text:p>
      <text:p text:style-name="Standard"/>
      <text:p text:style-name="Standard">3 inserted successfully!</text:p>
      <text:p text:style-name="Standard"/>
      <text:p text:style-name="Standard">Choose the operation</text:p>
      <text:p text:style-name="Standard"><text:soft-page-break/></text:p>
      <text:p text:style-name="Standard">1. Insert a node</text:p>
      <text:p text:style-name="Standard">2. Delete a node</text:p>
      <text:p text:style-name="Standard">3. Inorder traversal</text:p>
      <text:p text:style-name="Standard">4. Preorder traversal</text:p>
      <text:p text:style-name="Standard">5. Postorder traversal</text:p>
      <text:p text:style-name="Standard">6. Exit</text:p>
      <text:p text:style-name="Standard">1</text:p>
      <text:p text:style-name="Standard"/>
      <text:p text:style-name="Standard">Enter the KEY data</text:p>
      <text:p text:style-name="Standard">3</text:p>
      <text:p text:style-name="Standard"/>
      <text:p text:style-name="Standard">Do you want to insert as left child or right child of 3 ? (L/R)</text:p>
      <text:p text:style-name="Standard">r</text:p>
      <text:p text:style-name="Standard"/>
      <text:p text:style-name="Standard">Enter data</text:p>
      <text:p text:style-name="Standard">4</text:p>
      <text:p text:style-name="Standard"/>
      <text:p text:style-name="Standard">4 inserted successfully!</text:p>
      <text:p text:style-name="Standard"/>
      <text:p text:style-name="Standard">Choose the operation</text:p>
      <text:p text:style-name="Standard"/>
      <text:p text:style-name="Standard">1. Insert a node</text:p>
      <text:p text:style-name="Standard">2. Delete a node</text:p>
      <text:p text:style-name="Standard">3. Inorder traversal</text:p>
      <text:p text:style-name="Standard">4. Preorder traversal</text:p>
      <text:p text:style-name="Standard">5. Postorder traversal</text:p>
      <text:p text:style-name="Standard">6. Exit</text:p>
      <text:p text:style-name="Standard">3</text:p>
      <text:p text:style-name="Standard"/>
      <text:p text:style-name="Standard">Inorder : 3 4</text:p>
      <text:p text:style-name="Standard"/>
      <text:p text:style-name="Standard">Choose the operation</text:p>
      <text:p text:style-name="Standard"/>
      <text:p text:style-name="Standard">1. Insert a node</text:p>
      <text:p text:style-name="Standard">2. Delete a node</text:p>
      <text:p text:style-name="Standard">3. Inorder traversal</text:p>
      <text:p text:style-name="Standard">4. Preorder traversal</text:p>
      <text:p text:style-name="Standard">5. Postorder traversal</text:p>
      <text:p text:style-name="Standard">6. Exit</text:p>
      <text:p text:style-name="Standard">2</text:p>
      <text:p text:style-name="Standard"/>
      <text:p text:style-name="Standard">Enter the data to be deleted</text:p>
      <text:p text:style-name="Standard">3</text:p>
      <text:p text:style-name="Standard"/>
      <text:p text:style-name="Standard">3 is not a leaf node!</text:p>
      <text:p text:style-name="Standard"/>
      <text:p text:style-name="Standard">Choose the operation</text:p>
      <text:p text:style-name="Standard"/>
      <text:p text:style-name="Standard">1. Insert a node</text:p>
      <text:p text:style-name="Standard">2. Delete a node</text:p>
      <text:p text:style-name="Standard">3. Inorder traversal</text:p>
      <text:p text:style-name="Standard"><text:soft-page-break/>4. Preorder traversal</text:p>
      <text:p text:style-name="Standard">5. Postorder traversal</text:p>
      <text:p text:style-name="Standard">6. Exit</text:p>
      <text:p text:style-name="Standard">2</text:p>
      <text:p text:style-name="Standard"/>
      <text:p text:style-name="Standard">Enter the data to be deleted</text:p>
      <text:p text:style-name="Standard">4</text:p>
      <text:p text:style-name="Standard"/>
      <text:p text:style-name="Standard">4 deleted successfully!</text:p>
      <text:p text:style-name="Standard"/>
      <text:p text:style-name="Standard">Choose the operation</text:p>
      <text:p text:style-name="Standard"/>
      <text:p text:style-name="Standard">1. Insert a node</text:p>
      <text:p text:style-name="Standard">2. Delete a node</text:p>
      <text:p text:style-name="Standard">3. Inorder traversal</text:p>
      <text:p text:style-name="Standard">4. Preorder traversal</text:p>
      <text:p text:style-name="Standard">5. Postorder traversal</text:p>
      <text:p text:style-name="Standard">6. Exit</text:p>
      <text:p text:style-name="Standard">2</text:p>
      <text:p text:style-name="Standard"/>
      <text:p text:style-name="Standard">Enter the data to be deleted</text:p>
      <text:p text:style-name="Standard">3</text:p>
      <text:p text:style-name="Standard"/>
      <text:p text:style-name="Standard">3 deleted successfully!</text:p>
      <text:p text:style-name="Standard"/>
      <text:p text:style-name="Standard">Choose the operation</text:p>
      <text:p text:style-name="Standard"/>
      <text:p text:style-name="Standard">1. Insert a node</text:p>
      <text:p text:style-name="Standard">2. Delete a node</text:p>
      <text:p text:style-name="Standard">3. Inorder traversal</text:p>
      <text:p text:style-name="Standard">4. Preorder traversal</text:p>
      <text:p text:style-name="Standard">5. Postorder traversal</text:p>
      <text:p text:style-name="Standard">6. Exit</text:p>
      <text:p text:style-name="Standard">3</text:p>
      <text:p text:style-name="Standard"/>
      <text:p text:style-name="Standard">Inorder : Tree is empty!</text:p>
      <text:p text:style-name="Standard"/>
      <text:p text:style-name="Standard">Choose the operation</text:p>
      <text:p text:style-name="Standard"/>
      <text:p text:style-name="Standard">1. Insert a node</text:p>
      <text:p text:style-name="Standard">2. Delete a node</text:p>
      <text:p text:style-name="Standard">3. Inorder traversal</text:p>
      <text:p text:style-name="Standard">4. Preorder traversal</text:p>
      <text:p text:style-name="Standard">5. Postorder traversal</text:p>
      <text:p text:style-name="Standard">6. Exit</text:p>
      <text:p text:style-name="Standard">6</text:p>
      <text:p text:style-name="Text_20_body"/>
      <text:p text:style-name="Text_20_body"><text:span text:style-name="T10"><text:line-break/>RESULT </text:span><text:span text:style-name="T3">:- </text:span><text:span text:style-name="T7">The given operations </text:span><text:span text:style-name="T8">a</text:span><text:span text:style-name="T7">re performed on a binary tre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1T00:04:10.497877074</meta:creation-date>
    <dc:date>2020-12-30T10:24:25.158525849</dc:date>
    <meta:editing-duration>PT3H35M26S</meta:editing-duration>
    <meta:editing-cycles>157</meta:editing-cycles>
    <meta:generator>LibreOffice/6.4.6.2$Linux_X86_64 LibreOffice_project/40$Build-2</meta:generator>
    <meta:document-statistic meta:table-count="0" meta:image-count="0" meta:object-count="0" meta:page-count="21" meta:paragraph-count="823" meta:word-count="2497" meta:character-count="14460" meta:non-whitespace-character-count="11959"/>
  </office:meta>
</office:document-meta>
</file>